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fill="solid" draw:fill-color="#acddff" draw:textarea-horizontal-align="justify" draw:textarea-vertical-align="middle" draw:auto-grow-height="false" fo:min-height="0.151cm" fo:min-width="0.3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0.624cm" fo:min-width="0.702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1" style:family="graphic" style:parent-style-name="standard">
      <style:graphic-properties draw:fill-color="#acddff" draw:textarea-horizontal-align="justify" draw:textarea-vertical-align="middle" draw:auto-grow-height="false" fo:min-height="1.973cm" fo:min-width="0.701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3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699cm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1cm"/>
      <style:paragraph-properties style:writing-mode="lr-tb"/>
    </style:style>
    <style:style style:name="gr4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2.9cm"/>
      <style:paragraph-properties style:writing-mode="lr-tb"/>
    </style:style>
    <style:style style:name="gr4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51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1.15cm" fo:min-width="4.1cm"/>
    </style:style>
    <style:style style:name="gr5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8.099cm"/>
      <style:paragraph-properties style:writing-mode="lr-tb"/>
    </style:style>
    <style:style style:name="gr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15cm" fo:min-width="2.9cm"/>
      <style:paragraph-properties style:writing-mode="lr-tb"/>
    </style:style>
    <style:style style:name="gr5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68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60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63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66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67" style:family="graphic" style:parent-style-name="objectwithoutfill">
      <style:graphic-properties draw:marker-end="Symmetric_20_Arrow" draw:marker-end-width="0.3cm" draw:fill="solid" draw:textarea-vertical-align="middle"/>
    </style:style>
    <style:style style:name="gr68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7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72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73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74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7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7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8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8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8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8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8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9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9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9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9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9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100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10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10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10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0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0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0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1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1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1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1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1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16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1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20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22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23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24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2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2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699cm"/>
      <style:paragraph-properties style:writing-mode="lr-tb"/>
    </style:style>
    <style:style style:name="gr129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1.7cm"/>
    </style:style>
    <style:style style:name="gr13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3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32" style:family="graphic" style:parent-style-name="standard">
      <style:graphic-properties draw:fill="solid" draw:fill-color="#acddff" draw:textarea-horizontal-align="justify" draw:textarea-vertical-align="middle" draw:auto-grow-height="false" fo:min-height="5.55cm" fo:min-width="4.5cm"/>
    </style:style>
    <style:style style:name="gr13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4.55cm" fo:min-width="4.3cm"/>
      <style:paragraph-properties style:writing-mode="lr-tb"/>
    </style:style>
    <style:style style:name="gr13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3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7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76cm"/>
    </style:style>
    <style:style style:name="gr1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88cm"/>
      <style:paragraph-properties style:writing-mode="lr-tb"/>
    </style:style>
    <style:style style:name="gr139" style:family="graphic" style:parent-style-name="standard">
      <style:graphic-properties draw:fill-color="#acddff" draw:textarea-horizontal-align="justify" draw:textarea-vertical-align="middle" draw:auto-grow-height="false" fo:min-height="0.926cm" fo:min-width="0.302cm"/>
    </style:style>
    <style:style style:name="gr1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81cm"/>
      <style:paragraph-properties style:writing-mode="lr-tb"/>
    </style:style>
    <style:style style:name="gr141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gr143" style:family="graphic" style:parent-style-name="standard">
      <style:graphic-properties draw:fill-color="#acddff" draw:textarea-horizontal-align="justify" draw:textarea-vertical-align="middle" draw:auto-grow-height="false" fo:min-height="2.449cm" fo:min-width="1.1cm"/>
      <style:paragraph-properties style:writing-mode="lr-tb"/>
    </style:style>
    <style:style style:name="gr1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2.199cm"/>
      <style:paragraph-properties style:writing-mode="lr-tb"/>
    </style:style>
    <style:style style:name="gr14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16cm"/>
      <style:paragraph-properties style:writing-mode="lr-tb"/>
    </style:style>
    <style:style style:name="gr146" style:family="graphic" style:parent-style-name="standard">
      <style:graphic-properties draw:fill-color="#acddff" draw:textarea-horizontal-align="justify" draw:textarea-vertical-align="middle" draw:auto-grow-height="false" fo:min-height="1.021cm" fo:min-width="0.702cm"/>
    </style:style>
    <style:style style:name="gr1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5cm"/>
      <style:paragraph-properties style:writing-mode="lr-tb"/>
    </style:style>
    <style:style style:name="gr148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7cm"/>
    </style:style>
    <style:style style:name="gr14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50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5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52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3.5cm"/>
    </style:style>
    <style:style style:name="gr15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5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55" style:family="graphic" style:parent-style-name="standard">
      <style:graphic-properties draw:fill-color="#acddff" draw:textarea-horizontal-align="justify" draw:textarea-vertical-align="middle" draw:auto-grow-height="false" fo:min-height="1.815cm" fo:min-width="0.701cm"/>
      <style:paragraph-properties style:writing-mode="lr-tb"/>
    </style:style>
    <style:style style:name="gr15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635cm"/>
      <style:paragraph-properties style:writing-mode="lr-tb"/>
    </style:style>
    <style:style style:name="gr1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75cm" fo:min-width="5.3cm"/>
      <style:paragraph-properties style:writing-mode="lr-tb"/>
    </style:style>
    <style:style style:name="gr15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774cm"/>
      <style:paragraph-properties style:writing-mode="lr-tb"/>
    </style:style>
    <style:style style:name="gr15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5.1cm"/>
      <style:paragraph-properties style:writing-mode="lr-tb"/>
    </style:style>
    <style:style style:name="gr160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2.5cm"/>
      <style:paragraph-properties style:writing-mode="lr-tb"/>
    </style:style>
    <style:style style:name="gr16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62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63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6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6.326cm"/>
      <style:paragraph-properties style:writing-mode="lr-tb"/>
    </style:style>
    <style:style style:name="gr16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6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6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6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6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7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7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72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7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7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75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7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381cm"/>
      <style:paragraph-properties style:writing-mode="lr-tb"/>
    </style:style>
    <style:style style:name="gr177" style:family="graphic" style:parent-style-name="standard">
      <style:graphic-properties draw:fill="solid" draw:fill-color="#acddff" draw:textarea-horizontal-align="justify" draw:textarea-vertical-align="middle" draw:auto-grow-height="false" fo:min-height="1.749cm" fo:min-width="4.1cm"/>
    </style:style>
    <style:style style:name="gr17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1cm" fo:min-width="1.5cm"/>
      <style:paragraph-properties style:writing-mode="lr-tb"/>
    </style:style>
    <style:style style:name="gr179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4.098cm"/>
      <style:paragraph-properties style:writing-mode="lr-tb"/>
    </style:style>
    <style:style style:name="gr180" style:family="graphic" style:parent-style-name="standard">
      <style:graphic-properties draw:fill="solid" draw:fill-color="#acddff" draw:textarea-horizontal-align="justify" draw:textarea-vertical-align="middle" draw:auto-grow-height="false" fo:min-height="1.949cm" fo:min-width="1.698cm"/>
    </style:style>
    <style:style style:name="gr181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099cm"/>
      <style:paragraph-properties style:writing-mode="lr-tb"/>
    </style:style>
    <style:style style:name="gr182" style:family="graphic" style:parent-style-name="standard">
      <style:graphic-properties draw:fill="solid" draw:fill-color="#acddff" draw:textarea-horizontal-align="justify" draw:textarea-vertical-align="middle" draw:auto-grow-height="false" fo:min-height="1.975cm" fo:min-width="3.139cm"/>
    </style:style>
    <style:style style:name="gr18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9cm"/>
      <style:paragraph-properties style:writing-mode="lr-tb"/>
    </style:style>
    <style:style style:name="gr184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3cm"/>
      <style:paragraph-properties style:writing-mode="lr-tb"/>
    </style:style>
    <style:style style:name="gr185" style:family="graphic" style:parent-style-name="standard">
      <style:graphic-properties draw:fill-color="#ffffd7" draw:textarea-horizontal-align="justify" draw:textarea-vertical-align="middle" draw:auto-grow-height="false" fo:min-height="0.385cm" fo:min-width="3.31cm" fo:wrap-option="no-wrap"/>
      <style:paragraph-properties style:writing-mode="lr-tb"/>
    </style:style>
    <style:style style:name="gr18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25cm" fo:min-width="1.5cm"/>
      <style:paragraph-properties style:writing-mode="lr-tb"/>
    </style:style>
    <style:style style:name="gr18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75cm" fo:min-width="1.1cm"/>
      <style:paragraph-properties style:writing-mode="lr-tb"/>
    </style:style>
    <style:style style:name="gr188" style:family="graphic" style:parent-style-name="standard">
      <style:graphic-properties draw:fill="solid" draw:fill-color="#acddff" draw:textarea-horizontal-align="justify" draw:textarea-vertical-align="middle" draw:auto-grow-height="false" fo:min-height="1.655cm" fo:min-width="2.675cm"/>
    </style:style>
    <style:style style:name="gr18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514cm" fo:min-width="1.722cm"/>
      <style:paragraph-properties style:writing-mode="lr-tb"/>
    </style:style>
    <style:style style:name="gr19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067cm" fo:min-width="1.088cm"/>
      <style:paragraph-properties style:writing-mode="lr-tb"/>
    </style:style>
    <style:style style:name="gr19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068cm" fo:min-width="1.088cm"/>
      <style:paragraph-properties style:writing-mode="lr-tb"/>
    </style:style>
    <style:style style:name="gr192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068cm" fo:min-width="0.77cm"/>
      <style:paragraph-properties style:writing-mode="lr-tb"/>
    </style:style>
    <style:style style:name="gr193" style:family="graphic" style:parent-style-name="standard">
      <style:graphic-properties draw:fill-color="#acddff" draw:textarea-horizontal-align="justify" draw:textarea-vertical-align="middle" draw:auto-grow-height="false" fo:min-height="1.973cm" fo:min-width="1.088cm"/>
    </style:style>
    <style:style style:name="gr19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468cm" fo:min-width="1.901cm"/>
      <style:paragraph-properties style:writing-mode="lr-tb"/>
    </style:style>
    <style:style style:name="gr19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068cm" fo:min-width="0.395cm"/>
      <style:paragraph-properties style:writing-mode="lr-tb"/>
    </style:style>
    <style:style style:name="gr19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067cm" fo:min-width="0.395cm"/>
      <style:paragraph-properties style:writing-mode="lr-tb"/>
    </style:style>
    <style:style style:name="gr19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217cm"/>
      <style:paragraph-properties style:writing-mode="lr-tb"/>
    </style:style>
    <style:style style:name="gr198" style:family="graphic" style:parent-style-name="standard">
      <style:graphic-properties draw:fill="solid" draw:fill-color="#acddff" draw:textarea-horizontal-align="justify" draw:textarea-vertical-align="middle" draw:auto-grow-height="false" fo:min-height="3.243cm" fo:min-width="2.675cm"/>
    </style:style>
    <style:style style:name="gr19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85cm" fo:min-width="1.722cm"/>
      <style:paragraph-properties style:writing-mode="lr-tb"/>
    </style:style>
    <style:style style:name="gr200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068cm" fo:min-width="2.357cm"/>
      <style:paragraph-properties style:writing-mode="lr-tb"/>
    </style:style>
    <style:style style:name="gr201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6.698cm"/>
      <style:paragraph-properties style:writing-mode="lr-tb"/>
    </style:style>
    <style:style style:name="gr202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1.3cm"/>
    </style:style>
    <style:style style:name="gr203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1cm"/>
    </style:style>
    <style:style style:name="gr20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7cm"/>
      <style:paragraph-properties style:writing-mode="lr-tb"/>
    </style:style>
    <style:style style:name="gr20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1.1cm"/>
      <style:paragraph-properties style:writing-mode="lr-tb"/>
    </style:style>
    <style:style style:name="gr206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5cm"/>
    </style:style>
    <style:style style:name="gr20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cm" fo:min-width="0.1cm"/>
      <style:paragraph-properties style:writing-mode="lr-tb"/>
    </style:style>
    <style:style style:name="gr208" style:family="graphic" style:parent-style-name="standard">
      <style:graphic-properties draw:fill="solid" draw:fill-color="#e8f2a1" draw:textarea-horizontal-align="justify" draw:textarea-vertical-align="middle" draw:auto-grow-height="false" fo:min-height="0.75cm" fo:min-width="1.1cm"/>
    </style:style>
    <style:style style:name="gr209" style:family="graphic" style:parent-style-name="standard">
      <style:graphic-properties draw:fill="solid" draw:fill-color="#ffdbb6" draw:textarea-horizontal-align="justify" draw:textarea-vertical-align="middle" draw:auto-grow-height="false" fo:min-height="0.75cm" fo:min-width="1.1cm"/>
    </style:style>
    <style:style style:name="gr210" style:family="graphic" style:parent-style-name="objectwithoutfill">
      <style:graphic-properties draw:stroke="dash" draw:stroke-dash="Line_20_Style_20_9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211" style:family="graphic" style:parent-style-name="standard">
      <style:graphic-properties draw:fill="solid" draw:fill-color="#ffffd7" draw:textarea-horizontal-align="justify" draw:textarea-vertical-align="middle" draw:auto-grow-height="false" fo:min-height="0.95cm" fo:min-width="3.849cm" fo:wrap-option="no-wrap"/>
      <style:paragraph-properties style:writing-mode="lr-tb"/>
    </style:style>
    <style:style style:name="gr212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3cm"/>
    </style:style>
    <style:style style:name="gr21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5cm"/>
      <style:paragraph-properties style:writing-mode="lr-tb"/>
    </style:style>
    <style:style style:name="gr214" style:family="graphic" style:parent-style-name="objectwithoutfill">
      <style:graphic-properties draw:stroke="dash" draw:stroke-dash="Ultrafine_20_Dotted_20__28_var_29_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215" style:family="graphic" style:parent-style-name="standard">
      <style:graphic-properties draw:fill="solid" draw:fill-color="#ffffd7" draw:textarea-horizontal-align="justify" draw:textarea-vertical-align="middle" draw:auto-grow-height="false" fo:min-height="1.249cm" fo:min-width="4.5cm" fo:wrap-option="no-wrap"/>
      <style:paragraph-properties style:writing-mode="lr-tb"/>
    </style:style>
    <style:style style:name="gr216" style:family="graphic" style:parent-style-name="standard">
      <style:graphic-properties draw:fill="solid" draw:fill-color="#ffffd7" draw:textarea-horizontal-align="justify" draw:textarea-vertical-align="middle" draw:auto-grow-height="false" fo:min-height="0.55cm" fo:min-width="4.5cm" fo:wrap-option="no-wrap"/>
      <style:paragraph-properties style:writing-mode="lr-tb"/>
    </style:style>
    <style:style style:name="gr217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7cm"/>
    </style:style>
    <style:style style:name="gr21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084cm" fo:min-width="0.9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acdd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="solid" draw:fill-color="#acddff" draw:opacity="100%"/>
      <style:paragraph-properties fo:text-align="start" style:writing-mode="lr-tb"/>
      <style:text-properties fo:font-size="9pt"/>
    </style:style>
    <style:style style:name="P30" style:family="paragraph">
      <loext:graphic-properties draw:fill="solid" draw:fill-color="#acddff" draw:opacity="100%"/>
      <style:paragraph-properties fo:text-align="end" style:writing-mode="lr-tb"/>
      <style:text-properties fo:font-size="9pt"/>
    </style:style>
    <style:style style:name="P31" style:family="paragraph">
      <style:paragraph-properties fo:text-align="center" style:writing-mode="lr-tb"/>
      <style:text-properties fo:font-size="8pt" style:font-size-asian="8pt" style:font-size-complex="8pt"/>
    </style:style>
    <style:style style:name="P32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P33" style:family="paragraph">
      <style:paragraph-properties fo:text-align="start" style:writing-mode="lr-tb"/>
      <style:text-properties fo:font-size="11pt" fo:font-weight="bold"/>
    </style:style>
    <style:style style:name="P34" style:family="paragraph">
      <loext:graphic-properties draw:fill="solid" draw:fill-color="#ffffff" draw:opacity="0%"/>
      <style:paragraph-properties fo:text-align="start" style:writing-mode="lr-tb"/>
      <style:text-properties fo:font-size="11pt" fo:font-weight="bold"/>
    </style:style>
    <style:style style:name="P35" style:family="paragraph">
      <loext:graphic-properties draw:fill="solid" draw:fill-color="#e8f2a1"/>
      <style:paragraph-properties fo:text-align="center"/>
    </style:style>
    <style:style style:name="P36" style:family="paragraph">
      <loext:graphic-properties draw:fill="solid" draw:fill-color="#ffdbb6"/>
      <style:paragraph-properties fo:text-align="center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solid" draw:fill-color="#ffffd7"/>
      <style:paragraph-properties fo:text-align="start" style:writing-mode="lr-tb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</text:span><text:span text:style-name="T1">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</text:span><text:span text:style-name="T1">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de DRP, ve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1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8" draw:id="id78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51" draw:start-glue-point="6" draw:end-shape="id52" draw:end-glue-point="3" svg:d="M22605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52" draw:start-glue-point="1" draw:end-shape="id53" draw:end-glue-point="3" svg:d="M24604 7994h798v2903h-12886v-698h501" svg:viewBox="0 0 12887 2904">
          <text:p/>
        </draw:connector>
        <draw:custom-shape draw:style-name="gr38" draw:text-style-name="P6" xml:id="id54" draw:id="id54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54" draw:start-glue-point="1" draw:end-shape="id55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56" draw:start-glue-point="6" draw:end-shape="id57" draw:end-glue-point="3" svg:d="M14298 9800h204v-1606h5903" svg:viewBox="0 0 6108 1607">
          <text:p/>
        </draw:connector>
        <draw:custom-shape draw:style-name="gr39" draw:text-style-name="P1" xml:id="id59" draw:id="id59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58" draw:start-glue-point="3" draw:end-shape="id52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59" draw:start-glue-point="6" draw:end-shape="id60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61" draw:start-glue-point="1" svg:d="M10399 6199h3250v1800h469" svg:viewBox="0 0 3720 1801">
          <text:p/>
        </draw:connector>
        <draw:custom-shape draw:style-name="gr40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62" draw:start-glue-point="3" draw:end-shape="id52" draw:end-glue-point="1" svg:d="M20405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63" draw:id="id63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63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64" draw:start-glue-point="6" draw:end-shape="id65" draw:end-glue-point="3" svg:d="M14298 8000h1001v999h1000" svg:viewBox="0 0 2002 1000">
          <text:p/>
        </draw:connector>
        <draw:custom-shape draw:style-name="gr6" draw:text-style-name="P4" xml:id="id61" draw:id="id61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66" draw:start-glue-point="1" draw:end-shape="id67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52" draw:start-glue-point="1" draw:end-shape="id68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69" draw:id="id69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69" draw:end-glue-point="3" svg:d="M28600 5798h950v2h1451" svg:viewBox="0 0 2402 3">
          <text:p/>
        </draw:connector>
        <draw:custom-shape draw:style-name="gr45" draw:text-style-name="P16" xml:id="id70" draw:id="id70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70" draw:start-glue-point="1" draw:end-shape="id71" draw:end-glue-point="3" svg:d="M30201 6400h400v-200h400" svg:viewBox="0 0 801 201">
          <text:p/>
        </draw:connector>
        <draw:custom-shape draw:style-name="gr29" draw:text-style-name="P2" xml:id="id72" draw:id="id72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72" draw:end-glue-point="3" svg:d="M28600 5798h1050v-1998h1551" svg:viewBox="0 0 2602 1999">
          <text:p/>
        </draw:connector>
        <draw:custom-shape draw:style-name="gr29" draw:text-style-name="P2" xml:id="id73" draw:id="id73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66" draw:start-glue-point="1" draw:end-shape="id73" draw:end-glue-point="3" svg:d="M10400 5800h849v-1401h849" svg:viewBox="0 0 1699 1402">
          <text:p/>
        </draw:connector>
        <draw:custom-shape draw:style-name="gr29" draw:text-style-name="P2" xml:id="id74" draw:id="id74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61" draw:start-glue-point="1" draw:end-shape="id74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1" draw:id="id71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76" draw:id="id76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5" draw:id="id75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75" draw:start-glue-point="3" draw:end-shape="id76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77" draw:start-glue-point="6" draw:end-shape="id78" draw:end-glue-point="3" svg:d="M19500 9000h453v-411h452" svg:viewBox="0 0 906 412">
          <text:p/>
        </draw:connector>
        <draw:custom-shape draw:style-name="gr47" draw:text-style-name="P16" draw:layer="layout" svg:width="3.4cm" svg:height="2.8cm" svg:x="1.468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81" draw:id="id81" draw:layer="layout" svg:width="2.4cm" svg:height="0.4cm" svg:x="2.46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3.2cm" svg:height="1.8cm" svg:x="1.668cm" svg:y="5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2.6cm" svg:height="0.4cm" svg:x="2.068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83" draw:id="id83" draw:layer="layout" svg:width="2.6cm" svg:height="0.4cm" svg:x="2.268cm" svg:y="6.4cm">
          <text:p text:style-name="P17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79" draw:id="id79" draw:layer="layout" svg:width="3cm" svg:height="0.4cm" svg:x="1.868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80" draw:id="id80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79" draw:start-glue-point="1" draw:end-shape="id80" draw:end-glue-point="3" svg:d="M4868 6200h932" svg:viewBox="0 0 933 1">
          <text:p/>
        </draw:connector>
        <draw:custom-shape draw:style-name="gr54" draw:text-style-name="P14" xml:id="id82" draw:id="id82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81" draw:start-glue-point="1" draw:end-shape="id82" draw:end-glue-point="3" svg:d="M4868 5800h932" svg:viewBox="0 0 933 1">
          <text:p/>
        </draw:connector>
        <draw:custom-shape draw:style-name="gr54" draw:text-style-name="P14" xml:id="id84" draw:id="id84" draw:layer="layout" svg:width="2.4cm" svg:height="0.4cm" svg:x="5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6cm" svg:x2="5.8cm" svg:y2="6.6cm" draw:start-shape="id83" draw:start-glue-point="1" draw:end-shape="id84" draw:end-glue-point="3" svg:d="M4868 66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5" draw:text-style-name="P10" xml:id="id85" draw:id="id85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5" draw:text-style-name="P2" draw:layer="layout" svg:width="4.6cm" svg:height="1.4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86" draw:id="id86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0" draw:id="id100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85" draw:start-glue-point="6" draw:end-shape="id86" draw:end-glue-point="3" svg:d="M22605 7994h400" svg:viewBox="0 0 401 1">
          <text:p/>
        </draw:connector>
        <draw:custom-shape draw:style-name="gr16" draw:text-style-name="P1" xml:id="id90" draw:id="id90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9" draw:id="id89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7" draw:id="id87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86" draw:start-glue-point="1" draw:end-shape="id87" draw:end-glue-point="3" svg:d="M24604 7994h798v2903h-12886v-698h501" svg:viewBox="0 0 12887 2904">
          <text:p/>
        </draw:connector>
        <draw:custom-shape draw:style-name="gr38" draw:text-style-name="P6" xml:id="id88" draw:id="id88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88" draw:start-glue-point="1" draw:end-shape="id89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90" draw:start-glue-point="6" draw:end-shape="id91" draw:end-glue-point="3" svg:d="M14298 9800h204v-1606h5903" svg:viewBox="0 0 6108 1607">
          <text:p/>
        </draw:connector>
        <draw:custom-shape draw:style-name="gr39" draw:text-style-name="P1" xml:id="id93" draw:id="id93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92" draw:start-glue-point="3" draw:end-shape="id86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93" draw:start-glue-point="6" draw:end-shape="id94" draw:end-glue-point="3" svg:d="M17400 9000h410v-1h409" svg:viewBox="0 0 820 2">
          <text:p/>
        </draw:connector>
        <draw:connector draw:style-name="gr9" draw:text-style-name="P5" draw:layer="layout" draw:line-skew="0.091cm" svg:x1="10.399cm" svg:y1="6.199cm" svg:x2="14.118cm" svg:y2="7.999cm" draw:start-shape="id95" draw:start-glue-point="1" svg:d="M10399 6199h2201v1800h1518" svg:viewBox="0 0 3720 1801">
          <text:p/>
        </draw:connector>
        <draw:custom-shape draw:style-name="gr56" draw:text-style-name="P12" draw:layer="layout" svg:width="18.599cm" svg:height="0.444cm" svg:x="1.001cm" svg:y="1.001cm">
          <text:p text:style-name="P11"><text:span text:style-name="T3">Node DRP, ver 4 <text:s/>DES controlled with SDC, DES context connecting to controller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96" draw:start-glue-point="3" draw:end-shape="id86" draw:end-glue-point="1" svg:d="M20405 7794h-501v-1001h5098v1201h-398" svg:viewBox="0 0 5099 1202">
          <text:p/>
        </draw:connector>
        <draw:custom-shape draw:style-name="gr16" draw:text-style-name="P1" xml:id="id98" draw:id="id98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97" draw:id="id97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97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98" draw:start-glue-point="6" draw:end-shape="id99" draw:end-glue-point="3" svg:d="M14298 8000h1001v999h1000" svg:viewBox="0 0 2002 1000">
          <text:p/>
        </draw:connector>
        <draw:custom-shape draw:style-name="gr6" draw:text-style-name="P4" xml:id="id95" draw:id="id95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02" draw:id="id102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100" draw:start-glue-point="1" draw:end-shape="id101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86" draw:start-glue-point="1" draw:end-shape="id102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3" draw:id="id103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103" draw:end-glue-point="3" svg:d="M28600 5798h950v2h1451" svg:viewBox="0 0 2402 3">
          <text:p/>
        </draw:connector>
        <draw:custom-shape draw:style-name="gr45" draw:text-style-name="P16" xml:id="id104" draw:id="id104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104" draw:start-glue-point="1" draw:end-shape="id105" draw:end-glue-point="3" svg:d="M30201 6400h400v-200h400" svg:viewBox="0 0 801 201">
          <text:p/>
        </draw:connector>
        <draw:custom-shape draw:style-name="gr29" draw:text-style-name="P2" xml:id="id106" draw:id="id106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106" draw:end-glue-point="3" svg:d="M28600 5798h1050v-1998h1551" svg:viewBox="0 0 2602 1999">
          <text:p/>
        </draw:connector>
        <draw:custom-shape draw:style-name="gr29" draw:text-style-name="P2" xml:id="id107" draw:id="id107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100" draw:start-glue-point="1" draw:end-shape="id107" draw:end-glue-point="3" svg:d="M10400 5800h849v-1401h849" svg:viewBox="0 0 1699 1402">
          <text:p/>
        </draw:connector>
        <draw:custom-shape draw:style-name="gr29" draw:text-style-name="P2" xml:id="id108" draw:id="id108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95" draw:start-glue-point="1" draw:end-shape="id108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5" draw:id="id105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110" draw:id="id110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1" draw:id="id111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9" draw:id="id109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109" draw:start-glue-point="3" draw:end-shape="id110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111" draw:start-glue-point="6" draw:end-shape="id112" draw:end-glue-point="3" svg:d="M19500 9000h453v-411h452" svg:viewBox="0 0 906 412">
          <text:p/>
        </draw:connector>
        <draw:custom-shape draw:style-name="gr57" draw:text-style-name="P16" draw:layer="layout" svg:width="3.4cm" svg:height="1.4cm" svg:x="1.468cm" svg:y="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8cm" svg:y="5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115" draw:id="id115" draw:layer="layout" svg:width="2.468cm" svg:height="0.4cm" svg:x="2.4cm" svg:y="5.6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113" draw:id="id113" draw:layer="layout" svg:width="2.468cm" svg:height="0.4cm" svg:x="2.4cm" svg:y="6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114" draw:id="id114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113" draw:start-glue-point="1" draw:end-shape="id114" draw:end-glue-point="3" svg:d="M4868 6200h932" svg:viewBox="0 0 933 1">
          <text:p/>
        </draw:connector>
        <draw:custom-shape draw:style-name="gr54" draw:text-style-name="P14" xml:id="id116" draw:id="id116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115" draw:start-glue-point="1" draw:end-shape="id116" draw:end-glue-point="3" svg:d="M4868 58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9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121" draw:id="id121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7" draw:id="id117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8" draw:id="id118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0" draw:id="id120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399cm" svg:x2="18.6cm" svg:y2="4.4cm" draw:start-shape="id117" draw:start-glue-point="1" draw:end-shape="id118" draw:end-glue-point="3" svg:d="M10600 4399h4000v1h4000" svg:viewBox="0 0 8001 2">
          <text:p/>
        </draw:connector>
        <draw:custom-shape draw:style-name="gr62" draw:text-style-name="P18" xml:id="id119" draw:id="id119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8cm" svg:x2="18.6cm" svg:y2="4.8cm" draw:start-shape="id119" draw:start-glue-point="1" draw:end-shape="id120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121" draw:start-glue-point="1" draw:end-shape="id122" draw:end-glue-point="3" svg:d="M10600 7700h8000" svg:viewBox="0 0 8001 1">
          <text:p/>
        </draw:connector>
        <draw:custom-shape draw:style-name="gr68" draw:text-style-name="P2" xml:id="id122" draw:id="id122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4cm" svg:height="0.4cm" svg:x="19cm" svg:y="5.6cm">
          <text:p text:style-name="P3"><text:span text:style-name="T1">VrvCp : AvrMdl2.VrVie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2" draw:layer="layout" svg:width="3.2cm" svg:height="0.4cm" svg:x="6.8cm" svg:y="5.6cm">
          <text:p text:style-name="P3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76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8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23" draw:id="id123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8" draw:id="id128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0" draw:id="id130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123" draw:start-glue-point="6" draw:end-shape="id124" draw:end-glue-point="3" svg:d="M23081 11401h160v-1h159" svg:viewBox="0 0 320 2">
          <text:p/>
        </draw:connector>
        <draw:custom-shape draw:style-name="gr17" draw:text-style-name="P1" xml:id="id127" draw:id="id127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3" draw:id="id183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6" draw:id="id126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5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3" draw:id="id133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xml:id="id170" draw:id="id170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5" draw:id="id125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125" draw:start-glue-point="1" draw:end-shape="id126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127" draw:start-glue-point="6" draw:end-shape="id128" draw:end-glue-point="3" svg:d="M20681 10601h560v599h559" svg:viewBox="0 0 1120 600">
          <text:p/>
        </draw:connector>
        <draw:custom-shape draw:style-name="gr89" draw:text-style-name="P4" xml:id="id180" draw:id="id180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29" draw:start-glue-point="6" draw:end-shape="id130" draw:end-glue-point="3" svg:d="M20600 12401h601v-801h599" svg:viewBox="0 0 1201 802">
          <text:p/>
        </draw:connector>
        <draw:custom-shape draw:style-name="gr12" draw:text-style-name="P4" xml:id="id132" draw:id="id132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1" draw:id="id131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4" draw:id="id134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31" draw:start-glue-point="6" draw:end-shape="id132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33" draw:start-glue-point="1" draw:end-shape="id134" draw:end-glue-point="3" svg:d="M18600 14509h400v1h400" svg:viewBox="0 0 801 2">
          <text:p/>
        </draw:connector>
        <draw:custom-shape draw:style-name="gr90" draw:text-style-name="P10" xml:id="id135" draw:id="id135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9" draw:id="id139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8" draw:id="id158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35" draw:start-glue-point="6" draw:end-shape="id125" draw:end-glue-point="3" svg:d="M21200 6806h460v4h459" svg:viewBox="0 0 920 5">
          <text:p/>
        </draw:connector>
        <draw:custom-shape draw:style-name="gr89" draw:text-style-name="P18" xml:id="id136" draw:id="id136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36" draw:start-glue-point="1" draw:end-shape="id137" draw:end-glue-point="3" svg:d="M6400 12597h5541v-5197h7178" svg:viewBox="0 0 12720 5198">
          <text:p/>
        </draw:connector>
        <draw:custom-shape draw:style-name="gr15" draw:text-style-name="P10" xml:id="id138" draw:id="id138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1" draw:id="id141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6" draw:id="id146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6" draw:id="id156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38" draw:start-glue-point="6" draw:end-shape="id139" draw:end-glue-point="3" svg:d="M18000 4609h560v1996h559" svg:viewBox="0 0 1120 1997">
          <text:p/>
        </draw:connector>
        <draw:custom-shape draw:style-name="gr17" draw:text-style-name="P1" xml:id="id140" draw:id="id140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3" draw:id="id143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40" draw:start-glue-point="6" draw:end-shape="id141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2" draw:id="id142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42" draw:start-glue-point="1" draw:end-shape="id143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44" draw:start-glue-point="3" draw:end-shape="id125" draw:end-glue-point="1" svg:d="M13119 6205h-501v2195h12002v-1590h-501" svg:viewBox="0 0 12003 2196">
          <text:p/>
        </draw:connector>
        <draw:custom-shape draw:style-name="gr15" draw:text-style-name="P10" xml:id="id145" draw:id="id145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2" draw:id="id152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8" draw:id="id148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3" draw:id="id153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45" draw:start-glue-point="6" draw:end-shape="id146" draw:end-glue-point="3" svg:d="M14400 3000h701v1409h699" svg:viewBox="0 0 1401 1410">
          <text:p/>
        </draw:connector>
        <draw:custom-shape draw:style-name="gr89" draw:text-style-name="P18" xml:id="id147" draw:id="id147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47" draw:start-glue-point="1" draw:end-shape="id148" draw:end-glue-point="3" svg:d="M6400 12200h900v-9400h4900" svg:viewBox="0 0 5801 9401">
          <text:p/>
        </draw:connector>
        <draw:custom-shape draw:style-name="gr17" draw:text-style-name="P1" xml:id="id151" draw:id="id151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49" draw:start-glue-point="1" draw:end-shape="id150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51" draw:start-glue-point="6" draw:end-shape="id152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53" draw:start-glue-point="3" draw:end-shape="id125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47" draw:start-glue-point="1" draw:end-shape="id154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57" draw:id="id157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55" draw:start-glue-point="1" draw:end-shape="id156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57" draw:start-glue-point="1" draw:end-shape="id158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155" draw:id="id155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24" draw:id="id124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94" draw:text-style-name="P18" xml:id="id159" draw:id="id159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59" draw:start-glue-point="1" draw:end-shape="id160" draw:end-glue-point="3" svg:d="M6400 14200h1600v2800h1599" svg:viewBox="0 0 3200 2801">
          <text:p/>
        </draw:connector>
        <draw:custom-shape draw:style-name="gr15" draw:text-style-name="P10" xml:id="id185" draw:id="id185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7" draw:id="id167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2" draw:id="id162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4" draw:id="id164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61" draw:id="id161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61" draw:start-glue-point="1" draw:end-shape="id162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63" draw:start-glue-point="7" draw:end-shape="id164" draw:end-glue-point="3" svg:d="M17200 17000h2000" svg:viewBox="0 0 2001 1">
          <text:p/>
        </draw:connector>
        <draw:custom-shape draw:style-name="gr95" draw:text-style-name="P28" xml:id="id163" draw:id="id163" draw:layer="layout" svg:width="1.4cm" svg:height="0.4cm" svg:x="15.8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165" draw:id="id165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25" draw:start-glue-point="1" draw:end-shape="id165" draw:end-glue-point="5" svg:d="M24119 6810h641v-10h640" svg:viewBox="0 0 1282 11">
          <text:p/>
        </draw:connector>
        <draw:custom-shape draw:style-name="gr93" draw:text-style-name="P26" xml:id="id166" draw:id="id166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66" draw:start-glue-point="1" draw:end-shape="id167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68" draw:start-glue-point="1" draw:end-shape="id166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69" draw:start-glue-point="6" draw:end-shape="id168" draw:end-glue-point="3" svg:d="M10799 17000h1201v1000h1200" svg:viewBox="0 0 2402 1001">
          <text:p/>
        </draw:connector>
        <draw:custom-shape draw:style-name="gr96" draw:text-style-name="P26" xml:id="id168" draw:id="id168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95" draw:text-style-name="P28" draw:layer="layout" svg:width="1.4cm" svg:height="0.4cm" svg:x="15.8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70" draw:start-glue-point="1" draw:end-shape="id171" draw:end-glue-point="5" svg:d="M6400 11000h1801" svg:viewBox="0 0 1802 1">
          <text:p/>
        </draw:connector>
        <draw:custom-shape draw:style-name="gr98" draw:text-style-name="P1" xml:id="id169" draw:id="id169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0" draw:id="id160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2" draw:id="id172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72" draw:start-glue-point="1" draw:end-shape="id173" draw:end-glue-point="3" svg:d="M9000 17400h599" svg:viewBox="0 0 600 1">
          <text:p/>
        </draw:connector>
        <draw:custom-shape draw:style-name="gr98" draw:text-style-name="P1" xml:id="id187" draw:id="id187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4" draw:id="id174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74" draw:start-glue-point="1" draw:end-shape="id175" draw:end-glue-point="3" svg:d="M9001 17400h599" svg:viewBox="0 0 600 1">
          <text:p/>
        </draw:connector>
        <draw:custom-shape draw:style-name="gr9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6" draw:id="id176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76" draw:start-glue-point="1" draw:end-shape="id177" draw:end-glue-point="3" svg:d="M18599 12801h800" svg:viewBox="0 0 801 1">
          <text:p/>
        </draw:connector>
        <draw:custom-shape draw:style-name="gr98" draw:text-style-name="P1" xml:id="id129" draw:id="id129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8" draw:id="id178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78" draw:start-glue-point="1" draw:end-shape="id179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80" draw:start-glue-point="1" draw:end-shape="id181" draw:end-glue-point="3" svg:d="M6400 13000h6500v-599h6500" svg:viewBox="0 0 13001 600">
          <text:p/>
        </draw:connector>
        <draw:custom-shape draw:style-name="gr86" draw:text-style-name="P4" xml:id="id182" draw:id="id182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82" draw:start-glue-point="1" draw:end-shape="id183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82" draw:start-glue-point="1" draw:end-shape="id184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85" draw:start-glue-point="6" draw:end-shape="id186" draw:end-glue-point="5" svg:d="M21400 16800h1001" svg:viewBox="0 0 1002 1">
          <text:p/>
        </draw:connector>
        <draw:custom-shape draw:style-name="gr95" draw:text-style-name="P28" draw:layer="layout" svg:width="1.4cm" svg:height="0.4cm" svg:x="22.4cm" svg:y="16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86" draw:id="id186" draw:layer="layout" svg:width="1.999cm" svg:height="0.4cm" svg:x="22.401cm" svg:y="16.6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8.2cm" svg:y="10.7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71" draw:id="id171" draw:layer="layout" svg:width="1.999cm" svg:height="0.4cm" svg:x="8.201cm" svg:y="10.8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xml:id="id193" draw:id="id193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94" draw:id="id194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8" draw:id="id188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2" draw:id="id192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0" draw:id="id190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87" draw:start-glue-point="6" draw:end-shape="id188" draw:end-glue-point="3" svg:d="M10800 17000h902v-1205h900" svg:viewBox="0 0 1803 1206">
          <text:p/>
        </draw:connector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89" draw:id="id189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89" draw:start-glue-point="1" draw:end-shape="id190" draw:end-glue-point="3" svg:d="M11002 15400h1600" svg:viewBox="0 0 1601 1">
          <text:p/>
        </draw:connector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91" draw:id="id191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91" draw:start-glue-point="1" draw:end-shape="id192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93" draw:start-glue-point="1" draw:end-shape="id194" draw:end-glue-point="6" svg:d="M6400 13800h8904v1400h-502" svg:viewBox="0 0 8905 1401">
          <text:p/>
        </draw:connector>
      </draw:page>
      <draw:page draw:name="page7" draw:style-name="dp1" draw:master-page-name="Default">
        <draw:custom-shape draw:style-name="gr102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104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95" draw:id="id195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6" draw:id="id206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95" draw:start-glue-point="6" draw:end-shape="id196" draw:end-glue-point="3" svg:d="M22481 11402h160v-1h159" svg:viewBox="0 0 320 2">
          <text:p/>
        </draw:connector>
        <draw:custom-shape draw:style-name="gr17" draw:text-style-name="P1" xml:id="id201" draw:id="id201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245" draw:id="id245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97" draw:start-glue-point="1" draw:end-shape="id198" draw:end-glue-point="3" svg:d="M6400 11400h6400v-800h6400" svg:viewBox="0 0 12801 801">
          <text:p/>
        </draw:connector>
        <draw:custom-shape draw:style-name="gr4" draw:text-style-name="P2" xml:id="id199" draw:id="id199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99" draw:start-glue-point="1" draw:end-shape="id200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01" draw:start-glue-point="6" draw:end-shape="id202" draw:end-glue-point="3" svg:d="M20481 10601h360v600h359" svg:viewBox="0 0 720 601">
          <text:p/>
        </draw:connector>
        <draw:custom-shape draw:style-name="gr8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03" draw:start-glue-point="5" draw:end-shape="id204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05" draw:start-glue-point="1" draw:end-shape="id206" draw:end-glue-point="3" svg:d="M15200 16800h1600v-5199h4400" svg:viewBox="0 0 6001 5200">
          <text:p/>
        </draw:connector>
        <draw:custom-shape draw:style-name="gr12" draw:text-style-name="P4" xml:id="id208" draw:id="id208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7" draw:id="id207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1" draw:id="id211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0" draw:id="id210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07" draw:start-glue-point="6" draw:end-shape="id208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09" draw:start-glue-point="1" draw:end-shape="id210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97" draw:start-glue-point="1" draw:end-shape="id211" draw:end-glue-point="3" svg:d="M6400 11400h6400v1201h6400" svg:viewBox="0 0 12801 1202">
          <text:p/>
        </draw:connector>
        <draw:custom-shape draw:style-name="gr90" draw:text-style-name="P10" xml:id="id212" draw:id="id212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6" draw:id="id216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5" draw:id="id235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12" draw:start-glue-point="6" draw:end-shape="id199" draw:end-glue-point="3" svg:d="M21200 6806h460v4h459" svg:viewBox="0 0 920 5">
          <text:p/>
        </draw:connector>
        <draw:custom-shape draw:style-name="gr89" draw:text-style-name="P18" xml:id="id213" draw:id="id213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13" draw:start-glue-point="1" draw:end-shape="id214" draw:end-glue-point="3" svg:d="M6400 12597h5541v-5197h7178" svg:viewBox="0 0 12720 5198">
          <text:p/>
        </draw:connector>
        <draw:custom-shape draw:style-name="gr15" draw:text-style-name="P10" xml:id="id215" draw:id="id215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8" draw:id="id218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3" draw:id="id223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3" draw:id="id233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15" draw:start-glue-point="6" draw:end-shape="id216" draw:end-glue-point="3" svg:d="M18000 4609h560v1996h559" svg:viewBox="0 0 1120 1997">
          <text:p/>
        </draw:connector>
        <draw:custom-shape draw:style-name="gr17" draw:text-style-name="P1" xml:id="id217" draw:id="id217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0" draw:id="id220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1" draw:id="id221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17" draw:start-glue-point="6" draw:end-shape="id218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19" draw:id="id219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19" draw:start-glue-point="1" draw:end-shape="id220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221" draw:start-glue-point="3" draw:end-shape="id199" draw:end-glue-point="1" svg:d="M13119 6205h-501v2195h12002v-1590h-501" svg:viewBox="0 0 12003 2196">
          <text:p/>
        </draw:connector>
        <draw:custom-shape draw:style-name="gr15" draw:text-style-name="P10" xml:id="id222" draw:id="id222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9" draw:id="id229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5" draw:id="id225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30" draw:id="id230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222" draw:start-glue-point="6" draw:end-shape="id223" draw:end-glue-point="3" svg:d="M14400 3000h701v1409h699" svg:viewBox="0 0 1401 1410">
          <text:p/>
        </draw:connector>
        <draw:custom-shape draw:style-name="gr89" draw:text-style-name="P18" xml:id="id224" draw:id="id224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224" draw:start-glue-point="1" draw:end-shape="id225" draw:end-glue-point="3" svg:d="M6400 12200h900v-9400h4900" svg:viewBox="0 0 5801 9401">
          <text:p/>
        </draw:connector>
        <draw:custom-shape draw:style-name="gr17" draw:text-style-name="P1" xml:id="id228" draw:id="id228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7" draw:id="id227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1" draw:id="id231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26" draw:id="id226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226" draw:start-glue-point="1" draw:end-shape="id227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228" draw:start-glue-point="6" draw:end-shape="id229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30" draw:start-glue-point="3" draw:end-shape="id199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224" draw:start-glue-point="1" draw:end-shape="id231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34" draw:id="id234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32" draw:start-glue-point="1" draw:end-shape="id233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34" draw:start-glue-point="1" draw:end-shape="id235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32" draw:id="id232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96" draw:id="id196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8" draw:text-style-name="P4" xml:id="id236" draw:id="id236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05" draw:id="id205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36" draw:start-glue-point="1" draw:end-shape="id237" draw:end-glue-point="3" svg:d="M6400 14000h2400v2200h2400" svg:viewBox="0 0 4801 2201">
          <text:p/>
        </draw:connector>
        <draw:custom-shape draw:style-name="gr15" draw:text-style-name="P10" xml:id="id244" draw:id="id244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3" draw:id="id243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9" draw:id="id239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1" draw:id="id241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38" draw:id="id238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38" draw:start-glue-point="1" draw:end-shape="id239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40" draw:start-glue-point="7" draw:end-shape="id241" draw:end-glue-point="3" svg:d="M20400 17000h2000" svg:viewBox="0 0 2001 1">
          <text:p/>
        </draw:connector>
        <draw:custom-shape draw:style-name="gr95" draw:text-style-name="P28" xml:id="id240" draw:id="id240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2" draw:id="id242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99" draw:start-glue-point="1" draw:end-shape="id242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05" draw:start-glue-point="1" draw:end-shape="id243" draw:end-glue-point="3" svg:d="M15200 16800h2500v595h4700" svg:viewBox="0 0 7201 596">
          <text:p/>
        </draw:connector>
        <draw:custom-shape draw:style-name="gr111" draw:text-style-name="P26" xml:id="id204" draw:id="id204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44" draw:start-glue-point="6" draw:end-shape="id204" draw:end-glue-point="3" svg:d="M24600 16800h400" svg:viewBox="0 0 401 1">
          <text:p/>
        </draw:connector>
        <draw:custom-shape draw:style-name="gr95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03" draw:id="id203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6" draw:id="id246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45" draw:start-glue-point="1" draw:end-shape="id246" draw:end-glue-point="5" svg:d="M6400 11000h701v1h700" svg:viewBox="0 0 1402 2">
          <text:p/>
        </draw:connector>
        <draw:custom-shape draw:style-name="gr112" draw:text-style-name="P14" xml:id="id248" draw:id="id248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237" draw:id="id237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0" draw:id="id250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247" draw:id="id247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47" draw:start-glue-point="1" draw:end-shape="id248" draw:end-glue-point="3" svg:d="M10000 16600h600v200h600" svg:viewBox="0 0 1201 201">
          <text:p/>
        </draw:connector>
        <draw:custom-shape draw:style-name="gr116" draw:text-style-name="P16" xml:id="id249" draw:id="id249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49" draw:start-glue-point="1" draw:end-shape="id250" draw:end-glue-point="3" svg:d="M10000 17200h1200" svg:viewBox="0 0 1201 1">
          <text:p/>
        </draw:connector>
        <draw:custom-shape draw:style-name="gr114" draw:text-style-name="P14" xml:id="id267" draw:id="id267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51" draw:start-glue-point="3" draw:end-shape="id252" draw:end-glue-point="1" svg:d="M8919 18201h-501v799h11283v-600h-501" svg:viewBox="0 0 11284 800">
          <text:p/>
        </draw:connector>
        <draw:custom-shape draw:style-name="gr117" draw:text-style-name="P4" xml:id="id253" draw:id="id253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259" draw:id="id259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7" draw:id="id257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53" draw:start-glue-point="1" draw:end-shape="id254" draw:end-glue-point="3" svg:d="M6400 14400h600v5800h4200" svg:viewBox="0 0 4801 5801">
          <text:p/>
        </draw:connector>
        <draw:custom-shape draw:style-name="gr113" draw:text-style-name="P18" xml:id="id254" draw:id="id254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5" draw:id="id255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96" draw:start-glue-point="1" draw:end-shape="id255" draw:end-glue-point="5" svg:d="M24800 11401h800" svg:viewBox="0 0 801 1">
          <text:p/>
        </draw:connector>
        <draw:custom-shape draw:style-name="gr95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6" draw:id="id256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56" draw:start-glue-point="7" draw:end-shape="id257" draw:end-glue-point="3" svg:d="M10002 21400h600v-200h598" svg:viewBox="0 0 1199 201">
          <text:p/>
        </draw:connector>
        <draw:custom-shape draw:style-name="gr119" draw:text-style-name="P16" xml:id="id258" draw:id="id258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58" draw:start-glue-point="1" draw:end-shape="id259" draw:end-glue-point="3" svg:d="M10000 20800h1200" svg:viewBox="0 0 1201 1">
          <text:p/>
        </draw:connector>
        <draw:custom-shape draw:style-name="gr120" draw:text-style-name="P26" xml:id="id262" draw:id="id26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20" draw:text-style-name="P26" xml:id="id261" draw:id="id26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3" draw:text-style-name="P28" xml:id="id264" draw:id="id264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60" draw:id="id26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3" draw:id="id26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5" draw:id="id26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60" draw:start-glue-point="6" draw:end-shape="id261" draw:end-glue-point="3" svg:d="M19081 26801h360v-1h359" svg:viewBox="0 0 720 2">
          <text:p/>
        </draw:connector>
        <draw:custom-shape draw:style-name="gr124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62" draw:start-glue-point="1" draw:end-shape="id26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64" draw:start-glue-point="7" draw:end-shape="id265" draw:end-glue-point="3" svg:d="M16200 27200h1600" svg:viewBox="0 0 16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197" draw:id="id197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266" draw:id="id266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1" draw:id="id251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66" draw:start-glue-point="6" draw:end-shape="id267" draw:end-glue-point="3" svg:d="M10200 18002h500v-402h500" svg:viewBox="0 0 1001 403">
          <text:p/>
        </draw:connector>
        <draw:custom-shape draw:style-name="gr126" draw:text-style-name="P26" xml:id="id252" draw:id="id252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205" draw:start-glue-point="1" draw:end-shape="id252" draw:end-glue-point="3" svg:d="M15200 16800h900v1600h900" svg:viewBox="0 0 1801 1601">
          <text:p/>
        </draw:connector>
      </draw:page>
      <draw:page draw:name="page8" draw:style-name="dp1" draw:master-page-name="Default">
        <draw:custom-shape draw:style-name="gr128" draw:text-style-name="P12" draw:layer="layout" svg:width="11.199cm" svg:height="0.444cm" svg:x="1.001cm" svg:y="1.023cm">
          <text:p text:style-name="P11"><text:span text:style-name="T3">AVR, ver 2 1 Controller – DRP is DES based, DRP contex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5" draw:layer="layout" svg:width="1.6cm" svg:height="0.447cm" svg:x="8.2cm" svg:y="5.553cm">
          <text:p text:style-name="P24"><text:span text:style-name="T1">: DPuls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5" xml:id="id294" draw:id="id294" draw:layer="layout" svg:width="1cm" svg:height="0.4cm" svg:x="8cm" svg:y="6cm">
          <text:p text:style-name="P24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28" draw:id="id328" draw:layer="layout" svg:width="1cm" svg:height="0.4cm" svg:x="9.2cm" svg:y="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xml:id="id268" draw:id="id268" draw:layer="layout" svg:width="1.6cm" svg:height="1.281cm" draw:transform="rotate (1.5707963267949) translate (20.6cm 12.6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1.0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5" draw:id="id275" draw:layer="layout" svg:width="0.8cm" svg:height="0.4cm" svg:x="20.6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9" draw:id="id279" draw:layer="layout" svg:width="0.8cm" svg:height="0.4cm" svg:x="20.6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802cm" svg:x2="22.2cm" svg:y2="11.801cm" draw:start-shape="id268" draw:start-glue-point="6" draw:end-shape="id269" draw:end-glue-point="3" svg:d="M21881 11802h160v-1h159" svg:viewBox="0 0 320 2">
          <text:p/>
        </draw:connector>
        <draw:custom-shape draw:style-name="gr17" draw:text-style-name="P1" xml:id="id274" draw:id="id274" draw:layer="layout" svg:width="1.201cm" svg:height="1.281cm" draw:transform="rotate (1.5707963267949) translate (18.6cm 11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10.3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1" draw:id="id271" draw:layer="layout" svg:width="0.8cm" svg:height="0.4cm" svg:x="18.6cm" svg:y="10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3" draw:id="id273" draw:layer="layout" svg:width="0.8cm" svg:height="0.4cm" svg:x="18.6cm" svg:y="11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5cm" svg:height="5.8cm" svg:x="1.4cm" svg:y="9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4" draw:text-style-name="P14" draw:layer="layout" svg:width="4.8cm" svg:height="4.8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36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10" draw:id="id310" draw:layer="layout" svg:width="2.6cm" svg:height="0.4cm" svg:x="3.8cm" svg:y="10.8cm">
          <text:p text:style-name="P17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cm -0.699cm" svg:x1="31.439cm" svg:y1="15.291cm" svg:x2="18.6cm" svg:y2="11cm" draw:start-shape="id270" draw:start-glue-point="6" draw:end-shape="id271" draw:end-glue-point="3" svg:d="M31439 15291h502v-1346h-14541v-2945h1200" svg:viewBox="0 0 14542 4292">
          <text:p/>
        </draw:connector>
        <draw:custom-shape draw:style-name="gr137" draw:text-style-name="P2" xml:id="id272" draw:id="id272" draw:layer="layout" svg:width="1.576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layer="layout" svg:width="1.588cm" svg:height="0.4cm" svg:x="22.907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495cm" svg:y1="7.809cm" svg:x2="18.6cm" svg:y2="11.4cm" draw:start-shape="id272" draw:start-glue-point="1" draw:end-shape="id273" draw:end-glue-point="3" svg:d="M24495 7809h501v1896h-6897v1695h501" svg:viewBox="0 0 6898 3592">
          <text:p/>
        </draw:connector>
        <draw:connector draw:style-name="gr9" draw:text-style-name="P5" draw:layer="layout" svg:x1="19.881cm" svg:y1="11.001cm" svg:x2="20.6cm" svg:y2="11.601cm" draw:start-shape="id274" draw:start-glue-point="6" draw:end-shape="id275" draw:end-glue-point="3" svg:d="M19881 11001h360v600h359" svg:viewBox="0 0 720 601">
          <text:p/>
        </draw:connector>
        <draw:connector draw:style-name="gr9" draw:text-style-name="P5" draw:layer="layout" svg:x1="28.839cm" svg:y1="15.291cm" svg:x2="26.4cm" svg:y2="15.401cm" draw:start-shape="id276" draw:start-glue-point="3" draw:end-shape="id277" draw:end-glue-point="6" svg:d="M28839 15291h-1219v110h-1220" svg:viewBox="0 0 2440 111">
          <text:p/>
        </draw:connector>
        <draw:connector draw:style-name="gr9" draw:text-style-name="P5" draw:layer="layout" draw:line-skew="-1.4cm" svg:x1="15.2cm" svg:y1="16.8cm" svg:x2="20.6cm" svg:y2="12.001cm" draw:start-shape="id278" draw:start-glue-point="1" draw:end-shape="id279" draw:end-glue-point="3" svg:d="M15200 16800h1300v-4799h4100" svg:viewBox="0 0 5401 4800">
          <text:p/>
        </draw:connector>
        <draw:custom-shape draw:style-name="gr12" draw:text-style-name="P4" xml:id="id281" draw:id="id281" draw:layer="layout" svg:width="0.8cm" svg:height="0.4cm" svg:x="20.6cm" svg:y="12.2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9" draw:text-style-name="P1" xml:id="id280" draw:id="id280" draw:layer="layout" svg:width="0.801cm" svg:height="1.481cm" draw:transform="rotate (1.5707963267949) translate (18.6cm 13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0" draw:text-style-name="P4" draw:layer="layout" svg:width="1.281cm" svg:height="0.4cm" svg:x="18.6cm" svg:y="12.399cm">
          <text:p text:style-name="P3"><text:span text:style-name="T1">: 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82" draw:id="id282" draw:layer="layout" svg:width="0.8cm" svg:height="0.4cm" svg:x="18.6cm" svg:y="12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801cm" svg:x2="20.6cm" svg:y2="12.401cm" draw:start-shape="id280" draw:start-glue-point="6" draw:end-shape="id281" draw:end-glue-point="3" svg:d="M20081 12801h319v-400h200" svg:viewBox="0 0 520 401">
          <text:p/>
        </draw:connector>
        <draw:connector draw:style-name="gr9" draw:text-style-name="P5" draw:layer="layout" draw:line-skew="0cm 0cm -0.699cm" svg:x1="31.439cm" svg:y1="15.291cm" svg:x2="18.6cm" svg:y2="13cm" draw:start-shape="id270" draw:start-glue-point="6" draw:end-shape="id282" draw:end-glue-point="3" svg:d="M31439 15291h502v-1346h-14541v-945h1200" svg:viewBox="0 0 14542 2292">
          <text:p/>
        </draw:connector>
        <draw:custom-shape draw:style-name="gr90" draw:text-style-name="P10" xml:id="id283" draw:id="id283" draw:layer="layout" svg:width="1.6cm" svg:height="2.081cm" draw:transform="rotate (1.5707963267949) translate (19.919cm 8.60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5" draw:id="id285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7" draw:id="id287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9" draw:id="id299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283" draw:start-glue-point="6" draw:end-shape="id272" draw:end-glue-point="3" svg:d="M22000 7805h460v4h459" svg:viewBox="0 0 920 5">
          <text:p/>
        </draw:connector>
        <draw:custom-shape draw:style-name="gr89" draw:text-style-name="P18" xml:id="id284" draw:id="id284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284" draw:start-glue-point="1" draw:end-shape="id285" draw:end-glue-point="3" svg:d="M6400 12597h6700v-4198h6819" svg:viewBox="0 0 13520 4199">
          <text:p/>
        </draw:connector>
        <draw:custom-shape draw:style-name="gr15" draw:text-style-name="P10" xml:id="id286" draw:id="id286" draw:layer="layout" svg:width="1.6cm" svg:height="2.2cm" draw:transform="rotate (1.5707963267949) translate (16.6cm 6.408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9" draw:id="id289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7" draw:id="id297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2" draw:id="id292" draw:layer="layout" svg:width="0.954cm" svg:height="0.4cm" svg:x="16.6cm" svg:y="5.60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286" draw:start-glue-point="6" draw:end-shape="id287" draw:end-glue-point="3" svg:d="M18800 5608h560v1996h559" svg:viewBox="0 0 1120 1997">
          <text:p/>
        </draw:connector>
        <draw:custom-shape draw:style-name="gr139" draw:text-style-name="P1" xml:id="id288" draw:id="id288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0" draw:id="id290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288" draw:start-glue-point="6" draw:end-shape="id289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495cm" svg:y2="7.809cm" draw:start-shape="id290" draw:start-glue-point="3" draw:end-shape="id272" draw:end-glue-point="1" svg:d="M14000 7400h-501v1599h11497v-1190h-501" svg:viewBox="0 0 11498 1600">
          <text:p/>
        </draw:connector>
        <draw:custom-shape draw:style-name="gr141" draw:text-style-name="P10" xml:id="id291" draw:id="id291" draw:layer="layout" svg:width="1.2cm" svg:height="1.4cm" draw:transform="rotate (1.5707963267949) translate (14cm 6.399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2" draw:text-style-name="P4" draw:layer="layout" svg:width="0.935cm" svg:height="0.444cm" svg:x="14.065cm" svg:y="5.199cm">
          <text:p text:style-name="P3"><text:span text:style-name="T1">: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26" draw:id="id326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95" draw:id="id295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291" draw:start-glue-point="6" draw:end-shape="id292" draw:end-glue-point="3" svg:d="M15400 5799h600v9h600" svg:viewBox="0 0 1201 10">
          <text:p/>
        </draw:connector>
        <draw:custom-shape draw:style-name="gr89" draw:text-style-name="P18" xml:id="id293" draw:id="id293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293" draw:start-glue-point="1" draw:end-shape="id294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495cm" svg:y2="7.809cm" draw:start-shape="id295" draw:start-glue-point="3" draw:end-shape="id272" draw:end-glue-point="1" svg:d="M14000 6199h-501v2800h11497v-1190h-501" svg:viewBox="0 0 11498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7.2cm" svg:y="7.399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8" draw:id="id298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296" draw:start-glue-point="1" draw:end-shape="id297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298" draw:start-glue-point="1" draw:end-shape="id299" draw:end-glue-point="3" svg:d="M19000 7999h460v5h459" svg:viewBox="0 0 920 6">
          <text:p/>
        </draw:connector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96" draw:id="id296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269" draw:id="id269" draw:layer="layout" svg:width="2cm" svg:height="0.8cm" svg:x="22.2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8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" xml:id="id300" draw:id="id300" draw:layer="layout" svg:width="4.6cm" svg:height="0.4cm" svg:x="1.8cm" svg:y="13.2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78" draw:id="id278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cm" svg:x1="6.4cm" svg:y1="13.4cm" svg:x2="11.2cm" svg:y2="16.2cm" draw:start-shape="id300" draw:start-glue-point="1" draw:end-shape="id301" draw:end-glue-point="3" svg:d="M6400 13400h1400v2800h3400" svg:viewBox="0 0 4801 2801">
          <text:p/>
        </draw:connector>
        <draw:custom-shape draw:style-name="gr143" draw:text-style-name="P10" xml:id="id277" draw:id="id277" draw:layer="layout" svg:width="1.6cm" svg:height="3.399cm" draw:transform="rotate (1.5707963267949) translate (23.001cm 16.2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4" draw:text-style-name="P4" draw:layer="layout" svg:width="2.699cm" svg:height="0.444cm" svg:x="23.066cm" svg:y="14.6cm">
          <text:p text:style-name="P3"><text:span text:style-name="T1">MdlUri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8" draw:id="id308" draw:layer="layout" svg:width="0.954cm" svg:height="0.4cm" svg:x="23.001cm" svg:y="15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3" draw:id="id303" draw:layer="layout" svg:width="0.954cm" svg:height="0.4cm" svg:x="23.001cm" svg:y="1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5" draw:id="id305" draw:layer="layout" svg:width="0.954cm" svg:height="0.4cm" svg:x="23.001cm" svg:y="15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302" draw:id="id302" draw:layer="layout" svg:width="1.6cm" svg:height="0.4cm" svg:x="20.401cm" svg:y="14.6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001cm" svg:y1="14.8cm" svg:x2="23.001cm" svg:y2="15.2cm" draw:start-shape="id302" draw:start-glue-point="1" draw:end-shape="id303" draw:end-glue-point="3" svg:d="M22001 14800h500v400h500" svg:viewBox="0 0 1001 401">
          <text:p/>
        </draw:connector>
        <draw:connector draw:style-name="gr9" draw:text-style-name="P5" draw:layer="layout" svg:x1="22.001cm" svg:y1="15.6cm" svg:x2="23.001cm" svg:y2="15.6cm" draw:start-shape="id304" draw:start-glue-point="7" draw:end-shape="id305" draw:end-glue-point="3" svg:d="M22001 15600h1000" svg:viewBox="0 0 1001 1">
          <text:p/>
        </draw:connector>
        <draw:custom-shape draw:style-name="gr95" draw:text-style-name="P28" xml:id="id306" draw:id="id306" draw:layer="layout" svg:width="1.4cm" svg:height="0.4cm" svg:x="25.447cm" svg:y="7.585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495cm" svg:y1="7.809cm" svg:x2="25.447cm" svg:y2="7.785cm" draw:start-shape="id272" draw:start-glue-point="1" draw:end-shape="id306" draw:end-glue-point="5" svg:d="M24495 7809h476v-24h476" svg:viewBox="0 0 953 25">
          <text:p/>
        </draw:connector>
        <draw:connector draw:style-name="gr9" draw:text-style-name="P5" draw:layer="layout" svg:x1="21.801cm" svg:y1="16.8cm" svg:x2="23.001cm" svg:y2="15.995cm" draw:start-shape="id307" draw:start-glue-point="1" draw:end-shape="id308" draw:end-glue-point="3" svg:d="M21801 16800h600v-805h600" svg:viewBox="0 0 1201 806">
          <text:p/>
        </draw:connector>
        <draw:custom-shape draw:style-name="gr111" draw:text-style-name="P26" xml:id="id309" draw:id="id309" draw:layer="layout" svg:width="1.599cm" svg:height="0.8cm" svg:x="26.44cm" svg:y="15.89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641cm" svg:y="16.291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84cm" svg:y="15.89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641cm" svg:y="15.891cm">
          <text:p text:style-name="P3"><text:span text:style-name="T1">S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1.439cm" svg:y1="15.291cm" svg:x2="26.44cm" svg:y2="16.291cm" draw:start-shape="id270" draw:start-glue-point="6" draw:end-shape="id309" draw:end-glue-point="3" svg:d="M31439 15291h502v1901h-6003v-901h502" svg:viewBox="0 0 6004 1902">
          <text:p/>
        </draw:connector>
        <draw:custom-shape draw:style-name="gr95" draw:text-style-name="P28" xml:id="id304" draw:id="id304" draw:layer="layout" svg:width="1.4cm" svg:height="0.4cm" svg:x="20.601cm" svg:y="15.4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37" draw:id="id337" draw:layer="layout" svg:width="1.4cm" svg:height="0.4cm" svg:x="27.67cm" svg:y="13.065cm">
          <text:p text:style-name="P27"><text:span text:style-name="T4">ModelUri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1" draw:id="id311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310" draw:start-glue-point="1" draw:end-shape="id311" draw:end-glue-point="5" svg:d="M6400 11000h701v1h700" svg:viewBox="0 0 1402 2">
          <text:p/>
        </draw:connector>
        <draw:custom-shape draw:style-name="gr112" draw:text-style-name="P14" xml:id="id313" draw:id="id313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301" draw:id="id301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15" draw:id="id315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312" draw:id="id312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312" draw:start-glue-point="1" draw:end-shape="id313" draw:end-glue-point="3" svg:d="M10000 16600h600v200h600" svg:viewBox="0 0 1201 201">
          <text:p/>
        </draw:connector>
        <draw:custom-shape draw:style-name="gr116" draw:text-style-name="P16" xml:id="id314" draw:id="id314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314" draw:start-glue-point="1" draw:end-shape="id315" draw:end-glue-point="3" svg:d="M10000 17200h1200" svg:viewBox="0 0 1201 1">
          <text:p/>
        </draw:connector>
        <draw:custom-shape draw:style-name="gr114" draw:text-style-name="P14" xml:id="id324" draw:id="id324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xml:id="id316" draw:id="id316" draw:layer="layout" svg:width="4.6cm" svg:height="0.4cm" svg:x="1.8cm" svg:y="13.6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322" draw:id="id322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20" draw:id="id320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3.8cm" svg:x2="11.2cm" svg:y2="19.2cm" draw:start-shape="id316" draw:start-glue-point="1" draw:end-shape="id317" draw:end-glue-point="3" svg:d="M6400 13800h600v5400h4200" svg:viewBox="0 0 4801 5401">
          <text:p/>
        </draw:connector>
        <draw:custom-shape draw:style-name="gr113" draw:text-style-name="P18" xml:id="id317" draw:id="id317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4.999cm" svg:y="11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8" draw:id="id318" draw:layer="layout" svg:width="1.4cm" svg:height="0.4cm" svg:x="25cm" svg:y="11.6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801cm" svg:x2="25cm" svg:y2="11.801cm" draw:start-shape="id269" draw:start-glue-point="1" draw:end-shape="id318" draw:end-glue-point="5" svg:d="M24200 11801h800" svg:viewBox="0 0 801 1">
          <text:p/>
        </draw:connector>
        <draw:custom-shape draw:style-name="gr95" draw:text-style-name="P28" draw:layer="layout" svg:width="1.4cm" svg:height="0.4cm" svg:x="8.601cm" svg:y="20.199cm">
          <text:p text:style-name="P27"><text:span text:style-name="T4">Curs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9" draw:id="id319" draw:layer="layout" svg:width="1.4cm" svg:height="0.4cm" svg:x="8.602cm" svg:y="20.2cm">
          <text:p text:style-name="P27"><text:span text:style-name="T4">DrpDirty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319" draw:start-glue-point="7" draw:end-shape="id320" draw:end-glue-point="3" svg:d="M10002 20400h600v-200h598" svg:viewBox="0 0 1199 201">
          <text:p/>
        </draw:connector>
        <draw:custom-shape draw:style-name="gr119" draw:text-style-name="P16" xml:id="id321" draw:id="id321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321" draw:start-glue-point="1" draw:end-shape="id322" draw:end-glue-point="3" svg:d="M10000 19800h1200" svg:viewBox="0 0 12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40" draw:id="id340" draw:layer="layout" svg:width="2.6cm" svg:height="0.4cm" svg:x="3.8cm" svg:y="11.2cm">
          <text:p text:style-name="P17"><text:span text:style-name="T1">InpModelMntp &lt;</text:span></text:p>
          <draw:enhanced-geometry svg:viewBox="0 0 21600 21600" draw:type="rectangle" draw:enhanced-path="M 0 0 L 21600 0 21600 21600 0 21600 0 0 Z N"/>
        </draw:custom-shape>
        <draw:custom-shape draw:style-name="gr145" draw:text-style-name="P4" draw:layer="layout" svg:width="0.66cm" svg:height="0.4cm" svg:x="23.2cm" svg:y="7.809cm">
          <text:p text:style-name="P3"><text:span text:style-name="T1">S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.301cm" svg:x1="22.081cm" svg:y1="19.001cm" svg:x2="11.2cm" svg:y2="17.6cm" draw:start-shape="id323" draw:start-glue-point="6" draw:end-shape="id324" draw:end-glue-point="3" svg:d="M22081 19001h501v-801h-11883v-600h501" svg:viewBox="0 0 11884 1402">
          <text:p/>
        </draw:connector>
        <draw:custom-shape draw:style-name="gr146" draw:text-style-name="P1" xml:id="id325" draw:id="id325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pp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7" draw:id="id327" draw:layer="layout" svg:width="0.8cm" svg:height="0.4cm" svg:x="11.4cm" svg:y="5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9" draw:id="id329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325" draw:start-glue-point="6" draw:end-shape="id326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495cm" svg:y2="7.809cm" draw:start-shape="id327" draw:start-glue-point="3" draw:end-shape="id272" draw:end-glue-point="1" svg:d="M11400 5800h-501v3200h14097v-1191h-501" svg:viewBox="0 0 14098 3201">
          <text:p/>
        </draw:connector>
        <draw:custom-shape draw:style-name="gr147" draw:text-style-name="P16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xml:id="id332" draw:id="id332" draw:layer="layout" svg:width="1.156cm" svg:height="0.4cm" svg:x="14.0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328" draw:start-glue-point="1" draw:end-shape="id329" draw:end-glue-point="3" svg:d="M10200 6200h1200" svg:viewBox="0 0 1201 1">
          <text:p/>
        </draw:connector>
        <draw:custom-shape draw:style-name="gr148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5" draw:layer="layout" svg:width="3cm" svg:height="0.447cm" svg:x="16.6cm" svg:y="18.753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50" draw:text-style-name="P25" xml:id="id331" draw:id="id331" draw:layer="layout" svg:width="1cm" svg:height="0.4cm" svg:x="16.4cm" svg:y="19.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34" draw:id="id334" draw:layer="layout" svg:width="1cm" svg:height="0.4cm" svg:x="18.6cm" svg:y="19.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5" xml:id="id333" draw:id="id333" draw:layer="layout" svg:width="1cm" svg:height="0.4cm" svg:x="16.4cm" svg:y="19.6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  <draw:custom-shape draw:style-name="gr152" draw:text-style-name="P2" draw:layer="layout" svg:width="4cm" svg:height="0.847cm" svg:x="17.801cm" svg:y="16.153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5" draw:layer="layout" svg:width="4cm" svg:height="0.447cm" svg:x="18.001cm" svg:y="16.153cm">
          <text:p text:style-name="P24"><text:span text:style-name="T1">DrpAddedPulse : BChange</text:span></text:p>
          <draw:enhanced-geometry svg:viewBox="0 0 21600 21600" draw:type="rectangle" draw:enhanced-path="M 0 0 L 21600 0 21600 21600 0 21600 0 0 Z N"/>
        </draw:custom-shape>
        <draw:custom-shape draw:style-name="gr154" draw:text-style-name="P25" xml:id="id330" draw:id="id330" draw:layer="layout" svg:width="0.8cm" svg:height="0.4cm" svg:x="17.801cm" svg:y="16.6cm">
          <text:p text:style-name="P24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07" draw:id="id307" draw:layer="layout" svg:width="1cm" svg:height="0.4cm" svg:x="20.801cm" svg:y="16.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5.2cm" svg:y1="16.8cm" svg:x2="17.801cm" svg:y2="16.8cm" draw:start-shape="id278" draw:start-glue-point="1" draw:end-shape="id330" draw:end-glue-point="3" svg:d="M15200 16800h2601" svg:viewBox="0 0 2602 1">
          <text:p/>
        </draw:connector>
        <draw:connector draw:style-name="gr9" draw:text-style-name="P5" draw:layer="layout" svg:x1="15.2cm" svg:y1="16.8cm" svg:x2="16.4cm" svg:y2="19.4cm" draw:start-shape="id278" draw:start-glue-point="1" draw:end-shape="id331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332" draw:start-glue-point="1" draw:end-shape="id333" draw:end-glue-point="3" svg:d="M15200 19800h1200" svg:viewBox="0 0 1201 1">
          <text:p/>
        </draw:connector>
        <draw:custom-shape draw:style-name="gr139" draw:text-style-name="P1" xml:id="id323" draw:id="id323" draw:layer="layout" svg:width="0.801cm" svg:height="1.481cm" draw:transform="rotate (1.5707963267949) translate (20.6cm 19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8.599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5" draw:id="id335" draw:layer="layout" svg:width="0.8cm" svg:height="0.4cm" svg:x="20.6cm" svg:y="1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6cm" svg:y1="19.4cm" svg:x2="20.6cm" svg:y2="19.2cm" draw:start-shape="id334" draw:start-glue-point="1" draw:end-shape="id335" draw:end-glue-point="3" svg:d="M19600 19400h500v-200h500" svg:viewBox="0 0 1001 201">
          <text:p/>
        </draw:connector>
        <draw:custom-shape draw:style-name="gr155" draw:text-style-name="P10" xml:id="id270" draw:id="id270" draw:layer="controls" svg:width="1.2cm" svg:height="2.6cm" draw:transform="rotate (1.5707963267949) translate (28.839cm 15.891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6" draw:text-style-name="P4" draw:layer="controls" svg:width="2.135cm" svg:height="0.444cm" svg:x="28.904cm" svg:y="14.691cm">
          <text:p text:style-name="P3"><text:span text:style-name="T1">ModelUri : 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controls" svg:width="0.954cm" svg:height="0.4cm" svg:x="28.839cm" svg:y="15.091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36" draw:id="id336" draw:layer="controls" svg:width="0.954cm" svg:height="0.4cm" svg:x="28.839cm" svg:y="15.49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controls" svg:x1="28.039cm" svg:y1="16.291cm" svg:x2="28.839cm" svg:y2="15.691cm" draw:start-shape="id309" draw:start-glue-point="1" draw:end-shape="id336" draw:end-glue-point="3" svg:d="M28039 16291h400v-600h400" svg:viewBox="0 0 801 601">
          <text:p/>
        </draw:connector>
        <draw:connector draw:style-name="gr9" draw:text-style-name="P5" draw:layer="controls" svg:x1="26.4cm" svg:y1="15.401cm" svg:x2="27.67cm" svg:y2="13.265cm" draw:start-shape="id277" draw:start-glue-point="6" draw:end-shape="id337" draw:end-glue-point="5" svg:d="M26400 15401h635v-2136h635" svg:viewBox="0 0 1271 2137">
          <text:p/>
        </draw:connector>
        <draw:custom-shape draw:style-name="gr157" draw:text-style-name="P16" xml:id="id338" draw:id="id338" draw:layer="controls" svg:width="5.8cm" svg:height="1cm" svg:x="9.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" draw:layer="controls" svg:width="4.274cm" svg:height="0.4cm" svg:x="9.526cm" svg:y="13.2cm">
          <text:p text:style-name="P3"><text:span text:style-name="T1">ModelMntLink :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14" xml:id="id341" draw:id="id341" draw:layer="controls" svg:width="5.6cm" svg:height="0.4cm" svg:x="9.4cm" svg:y="13.8cm">
          <text:p text:style-name="P13"><text:span text:style-name="T1">ModelMntpOutp : CpStateMnode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6" xml:id="id339" draw:id="id339" draw:layer="controls" svg:width="3cm" svg:height="0.4cm" svg:x="9.8cm" svg:y="14.6cm">
          <text:p text:style-name="P3"><text:span text:style-name="T1">ModelMnt : AMn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controls" svg:x1="9.2cm" svg:y1="13.7cm" svg:x2="9.8cm" svg:y2="14.8cm" draw:start-shape="id338" draw:start-glue-point="3" draw:end-shape="id339" draw:end-glue-point="3" svg:d="M9200 13700h-501v1100h1101" svg:viewBox="0 0 1102 1101">
          <text:p/>
        </draw:connector>
        <draw:connector draw:style-name="gr9" draw:text-style-name="P5" draw:layer="controls" svg:x1="6.4cm" svg:y1="11.4cm" svg:x2="15cm" svg:y2="14cm" draw:start-shape="id340" draw:start-glue-point="1" draw:end-shape="id341" draw:end-glue-point="1" svg:d="M6400 11400h9101v2600h-501" svg:viewBox="0 0 9102 2601">
          <text:p/>
        </draw:connector>
        <draw:custom-shape draw:style-name="gr148" draw:text-style-name="P2" draw:layer="layout" svg:width="3.2cm" svg:height="1.2cm" svg:x="-7.255cm" svg:y="22.34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5" draw:layer="layout" svg:width="3cm" svg:height="0.447cm" svg:x="-7.055cm" svg:y="22.295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62" draw:text-style-name="P25" draw:layer="layout" svg:width="1cm" svg:height="0.4cm" svg:x="-7.255cm" svg:y="22.74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cm" svg:height="0.4cm" svg:x="-5.055cm" svg:y="22.74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5" draw:layer="layout" svg:width="1cm" svg:height="0.4cm" svg:x="-7.255cm" svg:y="23.142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64" draw:text-style-name="P12" draw:layer="layout" svg:width="16.826cm" svg:height="0.444cm" svg:x="1.001cm" svg:y="1.023cm">
          <text:p text:style-name="P11"><text:span text:style-name="T3">AVR, ver 2 <text:s/>Controller v.2 – DRP is DES based, DRP context, modified DrpDitry and ModelUri 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25" draw:layer="layout" svg:width="1.6cm" svg:height="0.447cm" svg:x="8.2cm" svg:y="5.553cm">
          <text:p text:style-name="P24"><text:span text:style-name="T1">: DPulse</text:span></text:p>
          <draw:enhanced-geometry svg:viewBox="0 0 21600 21600" draw:type="rectangle" draw:enhanced-path="M 0 0 L 21600 0 21600 21600 0 21600 0 0 Z N"/>
        </draw:custom-shape>
        <draw:custom-shape draw:style-name="gr166" draw:text-style-name="P25" xml:id="id367" draw:id="id367" draw:layer="layout" svg:width="1cm" svg:height="0.4cm" svg:x="8cm" svg:y="6cm">
          <text:p text:style-name="P24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98" draw:id="id398" draw:layer="layout" svg:width="1cm" svg:height="0.4cm" svg:x="9.2cm" svg:y="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xml:id="id342" draw:id="id342" draw:layer="layout" svg:width="1.6cm" svg:height="1.281cm" draw:transform="rotate (1.5707963267949) translate (20.6cm 12.14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0.548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9" draw:id="id349" draw:layer="layout" svg:width="0.8cm" svg:height="0.4cm" svg:x="20.6cm" svg:y="10.94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52" draw:id="id352" draw:layer="layout" svg:width="0.8cm" svg:height="0.4cm" svg:x="20.6cm" svg:y="11.34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349cm" svg:x2="22.2cm" svg:y2="11.348cm" draw:start-shape="id342" draw:start-glue-point="6" draw:end-shape="id343" draw:end-glue-point="3" svg:d="M21881 11349h160v-1h159" svg:viewBox="0 0 320 2">
          <text:p/>
        </draw:connector>
        <draw:custom-shape draw:style-name="gr17" draw:text-style-name="P1" xml:id="id348" draw:id="id348" draw:layer="layout" svg:width="1.201cm" svg:height="1.281cm" draw:transform="rotate (1.5707963267949) translate (18.6cm 11.14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9.946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5" draw:id="id345" draw:layer="layout" svg:width="0.8cm" svg:height="0.4cm" svg:x="18.6cm" svg:y="10.347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7" draw:id="id347" draw:layer="layout" svg:width="0.8cm" svg:height="0.4cm" svg:x="18.6cm" svg:y="10.747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5cm" svg:height="5.8cm" svg:x="1.4cm" svg:y="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4" draw:text-style-name="P14" draw:layer="layout" svg:width="4.8cm" svg:height="4.8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69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80" draw:id="id380" draw:layer="layout" svg:width="2.6cm" svg:height="0.4cm" svg:x="3.8cm" svg:y="10.8cm">
          <text:p text:style-name="P17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589cm" svg:x1="26.399cm" svg:y1="16.117cm" svg:x2="18.6cm" svg:y2="10.547cm" draw:start-shape="id344" draw:start-glue-point="1" draw:end-shape="id345" draw:end-glue-point="3" svg:d="M26399 16117h501v-2885h-9390v-2685h1090" svg:viewBox="0 0 9391 5571">
          <text:p/>
        </draw:connector>
        <draw:custom-shape draw:style-name="gr137" draw:text-style-name="P2" xml:id="id346" draw:id="id346" draw:layer="layout" svg:width="1.576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layer="layout" svg:width="1.588cm" svg:height="0.4cm" svg:x="22.907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495cm" svg:y1="7.809cm" svg:x2="18.6cm" svg:y2="10.947cm" draw:start-shape="id346" draw:start-glue-point="1" draw:end-shape="id347" draw:end-glue-point="3" svg:d="M24495 7809h501v1669h-6897v1469h501" svg:viewBox="0 0 6898 3139">
          <text:p/>
        </draw:connector>
        <draw:connector draw:style-name="gr9" draw:text-style-name="P5" draw:layer="layout" svg:x1="19.881cm" svg:y1="10.548cm" svg:x2="20.6cm" svg:y2="11.148cm" draw:start-shape="id348" draw:start-glue-point="6" draw:end-shape="id349" draw:end-glue-point="3" svg:d="M19881 10548h360v600h359" svg:viewBox="0 0 720 601">
          <text:p/>
        </draw:connector>
        <draw:connector draw:style-name="gr9" draw:text-style-name="P5" draw:layer="layout" svg:x1="24.823cm" svg:y1="16.117cm" svg:x2="24.046cm" svg:y2="16.036cm" draw:start-shape="id344" draw:start-glue-point="3" draw:end-shape="id350" draw:end-glue-point="6" svg:d="M24823 16117h-388v-81h-389" svg:viewBox="0 0 778 82">
          <text:p/>
        </draw:connector>
        <draw:connector draw:style-name="gr9" draw:text-style-name="P5" draw:layer="layout" draw:line-skew="-1.4cm" svg:x1="15.2cm" svg:y1="16.8cm" svg:x2="20.6cm" svg:y2="11.548cm" draw:start-shape="id351" draw:start-glue-point="1" draw:end-shape="id352" draw:end-glue-point="3" svg:d="M15200 16800h1300v-5252h4100" svg:viewBox="0 0 5401 5253">
          <text:p/>
        </draw:connector>
        <draw:custom-shape draw:style-name="gr12" draw:text-style-name="P4" xml:id="id354" draw:id="id354" draw:layer="layout" svg:width="0.8cm" svg:height="0.4cm" svg:x="20.6cm" svg:y="11.74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9" draw:text-style-name="P1" xml:id="id353" draw:id="id353" draw:layer="layout" svg:width="0.801cm" svg:height="1.481cm" draw:transform="rotate (1.5707963267949) translate (18.6cm 12.74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0" draw:text-style-name="P4" draw:layer="layout" svg:width="1.281cm" svg:height="0.4cm" svg:x="18.6cm" svg:y="11.946cm">
          <text:p text:style-name="P3"><text:span text:style-name="T1">: 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55" draw:id="id355" draw:layer="layout" svg:width="0.8cm" svg:height="0.4cm" svg:x="18.6cm" svg:y="12.34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348cm" svg:x2="20.6cm" svg:y2="11.948cm" draw:start-shape="id353" draw:start-glue-point="6" draw:end-shape="id354" draw:end-glue-point="3" svg:d="M20081 12348h319v-400h200" svg:viewBox="0 0 520 401">
          <text:p/>
        </draw:connector>
        <draw:connector draw:style-name="gr9" draw:text-style-name="P5" draw:layer="layout" svg:x1="26.399cm" svg:y1="16.117cm" svg:x2="18.6cm" svg:y2="12.547cm" draw:start-shape="id344" draw:start-glue-point="1" draw:end-shape="id355" draw:end-glue-point="3" svg:d="M26399 16117h501v-1885h-8801v-1685h501" svg:viewBox="0 0 8802 3571">
          <text:p/>
        </draw:connector>
        <draw:custom-shape draw:style-name="gr90" draw:text-style-name="P10" xml:id="id356" draw:id="id356" draw:layer="layout" svg:width="1.6cm" svg:height="2.081cm" draw:transform="rotate (1.5707963267949) translate (19.919cm 8.60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58" draw:id="id358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60" draw:id="id360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72" draw:id="id372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356" draw:start-glue-point="6" draw:end-shape="id346" draw:end-glue-point="3" svg:d="M22000 7805h460v4h459" svg:viewBox="0 0 920 5">
          <text:p/>
        </draw:connector>
        <draw:custom-shape draw:style-name="gr89" draw:text-style-name="P18" xml:id="id357" draw:id="id357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357" draw:start-glue-point="1" draw:end-shape="id358" draw:end-glue-point="3" svg:d="M6400 12597h6700v-4198h6819" svg:viewBox="0 0 13520 4199">
          <text:p/>
        </draw:connector>
        <draw:custom-shape draw:style-name="gr15" draw:text-style-name="P10" xml:id="id359" draw:id="id359" draw:layer="layout" svg:width="1.6cm" svg:height="2.2cm" draw:transform="rotate (1.5707963267949) translate (16.6cm 6.408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62" draw:id="id362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70" draw:id="id370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65" draw:id="id365" draw:layer="layout" svg:width="0.954cm" svg:height="0.4cm" svg:x="16.6cm" svg:y="5.60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359" draw:start-glue-point="6" draw:end-shape="id360" draw:end-glue-point="3" svg:d="M18800 5608h560v1996h559" svg:viewBox="0 0 1120 1997">
          <text:p/>
        </draw:connector>
        <draw:custom-shape draw:style-name="gr139" draw:text-style-name="P1" xml:id="id361" draw:id="id361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63" draw:id="id363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361" draw:start-glue-point="6" draw:end-shape="id362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495cm" svg:y2="7.809cm" draw:start-shape="id363" draw:start-glue-point="3" draw:end-shape="id346" draw:end-glue-point="1" svg:d="M14000 7400h-501v1599h11497v-1190h-501" svg:viewBox="0 0 11498 1600">
          <text:p/>
        </draw:connector>
        <draw:custom-shape draw:style-name="gr141" draw:text-style-name="P10" xml:id="id364" draw:id="id364" draw:layer="layout" svg:width="1.2cm" svg:height="1.4cm" draw:transform="rotate (1.5707963267949) translate (14cm 6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2" draw:text-style-name="P4" draw:layer="layout" svg:width="0.935cm" svg:height="0.444cm" svg:x="14.065cm" svg:y="5.199cm">
          <text:p text:style-name="P3"><text:span text:style-name="T1">: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96" draw:id="id396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68" draw:id="id368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364" draw:start-glue-point="6" draw:end-shape="id365" draw:end-glue-point="3" svg:d="M15400 5799h600v9h600" svg:viewBox="0 0 1201 10">
          <text:p/>
        </draw:connector>
        <draw:custom-shape draw:style-name="gr89" draw:text-style-name="P18" xml:id="id366" draw:id="id366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366" draw:start-glue-point="1" draw:end-shape="id367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495cm" svg:y2="7.809cm" draw:start-shape="id368" draw:start-glue-point="3" draw:end-shape="id346" draw:end-glue-point="1" svg:d="M14000 6199h-501v2800h11497v-1190h-501" svg:viewBox="0 0 11498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7.2cm" svg:y="7.399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371" draw:id="id371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369" draw:start-glue-point="1" draw:end-shape="id370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371" draw:start-glue-point="1" draw:end-shape="id372" draw:end-glue-point="3" svg:d="M19000 7999h460v5h459" svg:viewBox="0 0 920 6">
          <text:p/>
        </draw:connector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369" draw:id="id369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343" draw:id="id343" draw:layer="layout" svg:width="2cm" svg:height="0.8cm" svg:x="22.2cm" svg:y="10.94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34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0.94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0.948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" xml:id="id373" draw:id="id373" draw:layer="layout" svg:width="4.6cm" svg:height="0.4cm" svg:x="1.8cm" svg:y="13.2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351" draw:id="id351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cm" svg:x1="6.4cm" svg:y1="13.4cm" svg:x2="11.2cm" svg:y2="16.2cm" draw:start-shape="id373" draw:start-glue-point="1" draw:end-shape="id374" draw:end-glue-point="3" svg:d="M6400 13400h1400v2800h3400" svg:viewBox="0 0 4801 2801">
          <text:p/>
        </draw:connector>
        <draw:custom-shape draw:style-name="gr143" draw:text-style-name="P10" xml:id="id350" draw:id="id350" draw:layer="layout" svg:width="1.6cm" svg:height="3.399cm" draw:transform="rotate (1.5707963267949) translate (20.647cm 16.835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4" draw:text-style-name="P4" draw:layer="layout" svg:width="2.699cm" svg:height="0.444cm" svg:x="20.712cm" svg:y="15.235cm">
          <text:p text:style-name="P3"><text:span text:style-name="T1">MdlUri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79" draw:id="id379" draw:layer="layout" svg:width="0.954cm" svg:height="0.4cm" svg:x="20.647cm" svg:y="16.4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77" draw:id="id377" draw:layer="layout" svg:width="0.954cm" svg:height="0.4cm" svg:x="20.647cm" svg:y="15.63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75" draw:id="id375" draw:layer="layout" svg:width="0.954cm" svg:height="0.4cm" svg:x="20.647cm" svg:y="16.03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492cm" svg:x1="26.399cm" svg:y1="16.117cm" svg:x2="20.647cm" svg:y2="16.235cm" draw:start-shape="id344" draw:start-glue-point="1" draw:end-shape="id375" draw:end-glue-point="3" svg:d="M26399 16117h501v1393h-6754v-1275h501" svg:viewBox="0 0 6755 1394">
          <text:p/>
        </draw:connector>
        <draw:connector draw:style-name="gr9" draw:text-style-name="P5" draw:layer="layout" svg:x1="18.78cm" svg:y1="15.805cm" svg:x2="20.647cm" svg:y2="15.835cm" draw:start-shape="id376" draw:start-glue-point="7" draw:end-shape="id377" draw:end-glue-point="3" svg:d="M18780 15805h934v30h933" svg:viewBox="0 0 1868 31">
          <text:p/>
        </draw:connector>
        <draw:custom-shape draw:style-name="gr95" draw:text-style-name="P28" xml:id="id378" draw:id="id378" draw:layer="layout" svg:width="1.4cm" svg:height="0.4cm" svg:x="25.447cm" svg:y="7.585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495cm" svg:y1="7.809cm" svg:x2="25.447cm" svg:y2="7.785cm" draw:start-shape="id346" draw:start-glue-point="1" draw:end-shape="id378" draw:end-glue-point="5" svg:d="M24495 7809h476v-24h476" svg:viewBox="0 0 953 25">
          <text:p/>
        </draw:connector>
        <draw:connector draw:style-name="gr9" draw:text-style-name="P5" draw:layer="layout" svg:x1="15.2cm" svg:y1="16.8cm" svg:x2="20.647cm" svg:y2="16.63cm" draw:start-shape="id351" draw:start-glue-point="1" draw:end-shape="id379" draw:end-glue-point="3" svg:d="M15200 16800h2724v-170h2723" svg:viewBox="0 0 5448 171">
          <text:p/>
        </draw:connector>
        <draw:custom-shape draw:style-name="gr95" draw:text-style-name="P28" xml:id="id376" draw:id="id376" draw:layer="layout" svg:width="1.4cm" svg:height="0.4cm" svg:x="17.38cm" svg:y="15.605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405" draw:id="id405" draw:layer="layout" svg:width="1.4cm" svg:height="0.4cm" svg:x="27.857cm" svg:y="15.882cm">
          <text:p text:style-name="P27"><text:span text:style-name="T4">ModelUri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81" draw:id="id381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380" draw:start-glue-point="1" draw:end-shape="id381" draw:end-glue-point="5" svg:d="M6400 11000h701v1h700" svg:viewBox="0 0 1402 2">
          <text:p/>
        </draw:connector>
        <draw:custom-shape draw:style-name="gr112" draw:text-style-name="P14" xml:id="id383" draw:id="id383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374" draw:id="id374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85" draw:id="id385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382" draw:id="id382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382" draw:start-glue-point="1" draw:end-shape="id383" draw:end-glue-point="3" svg:d="M10000 16600h600v200h600" svg:viewBox="0 0 1201 201">
          <text:p/>
        </draw:connector>
        <draw:custom-shape draw:style-name="gr116" draw:text-style-name="P16" xml:id="id384" draw:id="id384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384" draw:start-glue-point="1" draw:end-shape="id385" draw:end-glue-point="3" svg:d="M10000 17200h1200" svg:viewBox="0 0 1201 1">
          <text:p/>
        </draw:connector>
        <draw:custom-shape draw:style-name="gr114" draw:text-style-name="P14" xml:id="id394" draw:id="id394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xml:id="id386" draw:id="id386" draw:layer="layout" svg:width="4.6cm" svg:height="0.4cm" svg:x="1.8cm" svg:y="13.6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392" draw:id="id392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90" draw:id="id390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3.8cm" svg:x2="11.2cm" svg:y2="19.2cm" draw:start-shape="id386" draw:start-glue-point="1" draw:end-shape="id387" draw:end-glue-point="3" svg:d="M6400 13800h600v5400h4200" svg:viewBox="0 0 4801 5401">
          <text:p/>
        </draw:connector>
        <draw:custom-shape draw:style-name="gr113" draw:text-style-name="P18" xml:id="id387" draw:id="id387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4.999cm" svg:y="11.147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88" draw:id="id388" draw:layer="layout" svg:width="1.4cm" svg:height="0.4cm" svg:x="25cm" svg:y="11.148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348cm" svg:x2="25cm" svg:y2="11.348cm" draw:start-shape="id343" draw:start-glue-point="1" draw:end-shape="id388" draw:end-glue-point="5" svg:d="M24200 11348h800" svg:viewBox="0 0 801 1">
          <text:p/>
        </draw:connector>
        <draw:custom-shape draw:style-name="gr95" draw:text-style-name="P28" draw:layer="layout" svg:width="1.4cm" svg:height="0.4cm" svg:x="8.601cm" svg:y="20.199cm">
          <text:p text:style-name="P27"><text:span text:style-name="T4">Curs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89" draw:id="id389" draw:layer="layout" svg:width="1.4cm" svg:height="0.4cm" svg:x="8.602cm" svg:y="20.2cm">
          <text:p text:style-name="P27"><text:span text:style-name="T4">DrpDirty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389" draw:start-glue-point="7" draw:end-shape="id390" draw:end-glue-point="3" svg:d="M10002 20400h600v-200h598" svg:viewBox="0 0 1199 201">
          <text:p/>
        </draw:connector>
        <draw:custom-shape draw:style-name="gr119" draw:text-style-name="P16" xml:id="id391" draw:id="id391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391" draw:start-glue-point="1" draw:end-shape="id392" draw:end-glue-point="3" svg:d="M10000 19800h1200" svg:viewBox="0 0 12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408" draw:id="id408" draw:layer="layout" svg:width="2.6cm" svg:height="0.4cm" svg:x="3.8cm" svg:y="11.2cm">
          <text:p text:style-name="P17"><text:span text:style-name="T1">InpModelMntp &lt;</text:span></text:p>
          <draw:enhanced-geometry svg:viewBox="0 0 21600 21600" draw:type="rectangle" draw:enhanced-path="M 0 0 L 21600 0 21600 21600 0 21600 0 0 Z N"/>
        </draw:custom-shape>
        <draw:custom-shape draw:style-name="gr145" draw:text-style-name="P4" draw:layer="layout" svg:width="0.66cm" svg:height="0.4cm" svg:x="23.2cm" svg:y="7.809cm">
          <text:p text:style-name="P3"><text:span text:style-name="T1">S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.301cm" svg:x1="22.081cm" svg:y1="19.001cm" svg:x2="11.2cm" svg:y2="17.6cm" draw:start-shape="id393" draw:start-glue-point="6" draw:end-shape="id394" draw:end-glue-point="3" svg:d="M22081 19001h501v-801h-11883v-600h501" svg:viewBox="0 0 11884 1402">
          <text:p/>
        </draw:connector>
        <draw:custom-shape draw:style-name="gr146" draw:text-style-name="P1" xml:id="id395" draw:id="id395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pp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97" draw:id="id397" draw:layer="layout" svg:width="0.8cm" svg:height="0.4cm" svg:x="11.4cm" svg:y="5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99" draw:id="id399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395" draw:start-glue-point="6" draw:end-shape="id396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495cm" svg:y2="7.809cm" draw:start-shape="id397" draw:start-glue-point="3" draw:end-shape="id346" draw:end-glue-point="1" svg:d="M11400 5800h-501v3200h14097v-1191h-501" svg:viewBox="0 0 14098 3201">
          <text:p/>
        </draw:connector>
        <draw:custom-shape draw:style-name="gr147" draw:text-style-name="P16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xml:id="id401" draw:id="id401" draw:layer="layout" svg:width="1.156cm" svg:height="0.4cm" svg:x="14.0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398" draw:start-glue-point="1" draw:end-shape="id399" draw:end-glue-point="3" svg:d="M10200 6200h1200" svg:viewBox="0 0 1201 1">
          <text:p/>
        </draw:connector>
        <draw:custom-shape draw:style-name="gr148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25" draw:layer="layout" svg:width="3cm" svg:height="0.447cm" svg:x="16.6cm" svg:y="18.753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71" draw:text-style-name="P25" xml:id="id400" draw:id="id400" draw:layer="layout" svg:width="1cm" svg:height="0.4cm" svg:x="16.4cm" svg:y="19.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403" draw:id="id403" draw:layer="layout" svg:width="1cm" svg:height="0.4cm" svg:x="18.6cm" svg:y="19.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5" xml:id="id402" draw:id="id402" draw:layer="layout" svg:width="1cm" svg:height="0.4cm" svg:x="16.4cm" svg:y="19.6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6.4cm" svg:y2="19.4cm" draw:start-shape="id351" draw:start-glue-point="1" draw:end-shape="id400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401" draw:start-glue-point="1" draw:end-shape="id402" draw:end-glue-point="3" svg:d="M15200 19800h1200" svg:viewBox="0 0 1201 1">
          <text:p/>
        </draw:connector>
        <draw:custom-shape draw:style-name="gr139" draw:text-style-name="P1" xml:id="id393" draw:id="id393" draw:layer="layout" svg:width="0.801cm" svg:height="1.481cm" draw:transform="rotate (1.5707963267949) translate (20.6cm 19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8.599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04" draw:id="id404" draw:layer="layout" svg:width="0.8cm" svg:height="0.4cm" svg:x="20.6cm" svg:y="1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6cm" svg:y1="19.4cm" svg:x2="20.6cm" svg:y2="19.2cm" draw:start-shape="id403" draw:start-glue-point="1" draw:end-shape="id404" draw:end-glue-point="3" svg:d="M19600 19400h500v-200h500" svg:viewBox="0 0 1001 201">
          <text:p/>
        </draw:connector>
        <draw:connector draw:style-name="gr9" draw:text-style-name="P5" draw:layer="controls" svg:x1="26.399cm" svg:y1="16.117cm" svg:x2="27.857cm" svg:y2="16.082cm" draw:start-shape="id344" draw:start-glue-point="1" draw:end-shape="id405" draw:end-glue-point="5" svg:d="M26399 16117h729v-35h729" svg:viewBox="0 0 1459 36">
          <text:p/>
        </draw:connector>
        <draw:custom-shape draw:style-name="gr157" draw:text-style-name="P16" xml:id="id406" draw:id="id406" draw:layer="controls" svg:width="5.8cm" svg:height="1cm" svg:x="9.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" draw:layer="controls" svg:width="4.274cm" svg:height="0.4cm" svg:x="9.526cm" svg:y="13.2cm">
          <text:p text:style-name="P3"><text:span text:style-name="T1">ModelMntLink :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14" xml:id="id409" draw:id="id409" draw:layer="controls" svg:width="5.6cm" svg:height="0.4cm" svg:x="9.4cm" svg:y="13.8cm">
          <text:p text:style-name="P13"><text:span text:style-name="T1">ModelMntpOutp : CpStateMnode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6" xml:id="id407" draw:id="id407" draw:layer="controls" svg:width="3cm" svg:height="0.4cm" svg:x="9.8cm" svg:y="14.6cm">
          <text:p text:style-name="P3"><text:span text:style-name="T1">ModelMnt : AMn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controls" svg:x1="9.2cm" svg:y1="13.7cm" svg:x2="9.8cm" svg:y2="14.8cm" draw:start-shape="id406" draw:start-glue-point="3" draw:end-shape="id407" draw:end-glue-point="3" svg:d="M9200 13700h-501v1100h1101" svg:viewBox="0 0 1102 1101">
          <text:p/>
        </draw:connector>
        <draw:connector draw:style-name="gr9" draw:text-style-name="P5" draw:layer="controls" svg:x1="6.4cm" svg:y1="11.4cm" svg:x2="15cm" svg:y2="14cm" draw:start-shape="id408" draw:start-glue-point="1" draw:end-shape="id409" draw:end-glue-point="1" svg:d="M6400 11400h9108v2600h-508" svg:viewBox="0 0 9109 2601">
          <text:p/>
        </draw:connector>
        <draw:custom-shape draw:style-name="gr148" draw:text-style-name="P2" draw:layer="layout" svg:width="3.2cm" svg:height="1.2cm" svg:x="-7.255cm" svg:y="22.34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25" draw:layer="layout" svg:width="3cm" svg:height="0.447cm" svg:x="-7.055cm" svg:y="22.295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74" draw:text-style-name="P25" draw:layer="layout" svg:width="1cm" svg:height="0.4cm" svg:x="-7.255cm" svg:y="22.74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cm" svg:height="0.4cm" svg:x="-5.055cm" svg:y="22.74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5" draw:layer="layout" svg:width="1cm" svg:height="0.4cm" svg:x="-7.255cm" svg:y="23.142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  <draw:custom-shape draw:style-name="gr137" draw:text-style-name="P2" xml:id="id344" draw:id="id344" draw:layer="layout" svg:width="1.576cm" svg:height="0.8cm" svg:x="24.823cm" svg:y="15.71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layer="layout" svg:width="1.588cm" svg:height="0.4cm" svg:x="24.811cm" svg:y="15.717cm">
          <text:p text:style-name="P3"><text:span text:style-name="T1">SMdlUri</text:span></text:p>
          <draw:enhanced-geometry svg:viewBox="0 0 21600 21600" draw:type="rectangle" draw:enhanced-path="M 0 0 L 21600 0 21600 21600 0 21600 0 0 Z N"/>
        </draw:custom-shape>
        <draw:custom-shape draw:style-name="gr176" draw:text-style-name="P4" draw:layer="layout" svg:width="0.881cm" svg:height="0.4cm" svg:x="25.223cm" svg:y="16.11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4" draw:layer="layout" svg:width="0.66cm" svg:height="0.4cm" svg:x="25.104cm" svg:y="16.117cm">
          <text:p text:style-name="P3"><text:span text:style-name="T1">SS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77" draw:text-style-name="P2" draw:layer="layout" svg:width="4.6cm" svg:height="1.999cm" svg:x="5.801cm" svg:y="5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01cm" svg:y="5.0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178" draw:text-style-name="P4" xml:id="id411" draw:id="id411" draw:layer="layout" svg:width="2cm" svg:height="0.401cm" svg:x="8.401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6.2cm" svg:x2="13.948cm" svg:y2="8.6cm" draw:end-shape="id410" draw:end-glue-point="3" svg:d="M10400 6200h1524v2400h2024" svg:viewBox="0 0 3549 2401">
          <text:p/>
        </draw:connector>
        <draw:custom-shape draw:style-name="gr179" draw:text-style-name="P12" draw:layer="layout" svg:width="4.598cm" svg:height="0.444cm" svg:x="1.002cm" svg:y="1.002cm">
          <text:p text:style-name="P11"><text:span text:style-name="T3">Vert DRP, ver 1 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0.4cm" svg:x="8.4cm" svg:y="6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0.024cm 6.42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0.024cm" svg:y="5.225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12" draw:id="id412" draw:layer="layout" svg:width="0.8cm" svg:height="0.4cm" svg:x="20.024cm" svg:y="5.62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414" draw:id="id414" draw:layer="layout" svg:width="1cm" svg:height="0.4cm" svg:x="20.024cm" svg:y="6.025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01cm" svg:y1="5.8cm" svg:x2="20.024cm" svg:y2="5.825cm" draw:start-shape="id411" draw:start-glue-point="1" draw:end-shape="id412" draw:end-glue-point="3" svg:d="M10401 5800h4812v25h4811" svg:viewBox="0 0 9624 26">
          <text:p/>
        </draw:connector>
        <draw:connector draw:style-name="gr9" draw:text-style-name="P5" draw:layer="layout" svg:x1="17.587cm" svg:y1="8.2cm" svg:x2="20.024cm" svg:y2="6.225cm" draw:start-shape="id413" draw:start-glue-point="1" draw:end-shape="id414" draw:end-glue-point="3" svg:d="M17587 8200h1219v-1975h1218" svg:viewBox="0 0 2438 1976">
          <text:p/>
        </draw:connector>
        <draw:custom-shape draw:style-name="gr180" draw:text-style-name="P2" draw:layer="layout" svg:width="2.198cm" svg:height="2.199cm" svg:x="25.187cm" svg:y="5.0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5.187cm" svg:y="5.001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416" draw:id="id416" draw:layer="layout" svg:width="1.6cm" svg:height="0.4cm" svg:x="25.187cm" svg:y="5.601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1.939cm" svg:x1="22.786cm" svg:y1="5.799cm" svg:x2="25.187cm" svg:y2="5.801cm" draw:start-shape="id415" draw:start-glue-point="2" draw:end-shape="id416" draw:end-glue-point="3" svg:d="M22786 5799h1438v2h963" svg:viewBox="0 0 2402 3">
          <text:p/>
        </draw:connector>
        <draw:custom-shape draw:style-name="gr45" draw:text-style-name="P16" xml:id="id417" draw:id="id417" draw:layer="layout" svg:width="1.6cm" svg:height="0.4cm" svg:x="22.787cm" svg:y="6.201cm">
          <text:p text:style-name="P3"><text:span text:style-name="T1">Vert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387cm" svg:y1="6.401cm" svg:x2="25.187cm" svg:y2="6.201cm" draw:start-shape="id417" draw:start-glue-point="1" draw:end-shape="id418" draw:end-glue-point="3" svg:d="M24387 6401h400v-200h400" svg:viewBox="0 0 801 201">
          <text:p/>
        </draw:connector>
        <draw:custom-shape draw:style-name="gr29" draw:text-style-name="P2" xml:id="id419" draw:id="id419" draw:layer="layout" svg:width="2.6cm" svg:height="0.8cm" svg:x="25.387cm" svg:y="3.4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25.387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xml:id="id415" draw:id="id415" draw:layer="layout" svg:x1="22.786cm" svg:y1="5.799cm" svg:x2="25.387cm" svg:y2="3.801cm" draw:end-shape="id419" draw:end-glue-point="3" svg:d="M22786 5799h1050v-1998h1551" svg:viewBox="0 0 2602 1999">
          <text:p/>
        </draw:connector>
        <draw:custom-shape draw:style-name="gr30" draw:text-style-name="P4" draw:layer="layout" svg:width="2.6cm" svg:height="0.4cm" svg:x="25.387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418" draw:id="id418" draw:layer="layout" svg:width="1.6cm" svg:height="0.4cm" svg:x="25.187cm" svg:y="6.001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5.187cm" svg:y="6.401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181" draw:text-style-name="P29" xml:id="id421" draw:id="id421" draw:layer="layout" svg:width="1.599cm" svg:height="0.4cm" svg:x="25.188cm" svg:y="6.8cm">
          <text:p text:style-name="P13"><text:span text:style-name="T1">&lt; 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48cm" svg:y1="9cm" svg:x2="25.188cm" svg:y2="7cm" draw:start-shape="id420" draw:start-glue-point="3" draw:end-shape="id421" draw:end-glue-point="3" svg:d="M13948 9000h-501v-2000h11741" svg:viewBox="0 0 11742 2001">
          <text:p/>
        </draw:connector>
        <draw:custom-shape draw:style-name="gr57" draw:text-style-name="P16" draw:layer="layout" svg:width="3.4cm" svg:height="1.4cm" svg:x="1.469cm" svg:y="5.0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9cm" svg:y="5.001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424" draw:id="id424" draw:layer="layout" svg:width="2.468cm" svg:height="0.4cm" svg:x="2.401cm" svg:y="5.601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422" draw:id="id422" draw:layer="layout" svg:width="2.468cm" svg:height="0.4cm" svg:x="2.401cm" svg:y="6.001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423" draw:id="id423" draw:layer="layout" svg:width="2.4cm" svg:height="0.4cm" svg:x="5.801cm" svg:y="6.001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6.201cm" svg:x2="5.801cm" svg:y2="6.201cm" draw:start-shape="id422" draw:start-glue-point="1" draw:end-shape="id423" draw:end-glue-point="3" svg:d="M4869 6201h932" svg:viewBox="0 0 933 1">
          <text:p/>
        </draw:connector>
        <draw:custom-shape draw:style-name="gr54" draw:text-style-name="P14" xml:id="id425" draw:id="id425" draw:layer="layout" svg:width="2.4cm" svg:height="0.4cm" svg:x="5.801cm" svg:y="5.601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5.801cm" svg:x2="5.801cm" svg:y2="5.801cm" draw:start-shape="id424" draw:start-glue-point="1" draw:end-shape="id425" draw:end-glue-point="3" svg:d="M4869 5801h932" svg:viewBox="0 0 933 1">
          <text:p/>
        </draw:connector>
        <draw:custom-shape draw:style-name="gr182" draw:text-style-name="P2" draw:layer="layout" svg:width="3.639cm" svg:height="2.225cm" svg:x="13.948cm" svg:y="7.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" draw:layer="layout" svg:width="3.4cm" svg:height="0.447cm" svg:x="13.948cm" svg:y="7.4cm">
          <text:p text:style-name="P3"><text:span text:style-name="T1">Comp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428" draw:id="id428" draw:layer="layout" svg:width="1.6cm" svg:height="0.4cm" svg:x="13.948cm" svg:y="8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410" draw:id="id410" draw:layer="layout" svg:width="1.6cm" svg:height="0.4cm" svg:x="13.948cm" svg:y="8.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420" draw:id="id420" draw:layer="layout" svg:width="1.6cm" svg:height="0.4cm" svg:x="13.948cm" svg:y="8.8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413" draw:id="id413" draw:layer="layout" svg:width="1.8cm" svg:height="0.4cm" svg:x="15.787cm" svg:y="8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85" draw:text-style-name="P32" draw:layer="layout" svg:width="3.81cm" svg:height="0.635cm" svg:x="28.94cm" svg:y="14.97cm">
          <text:p text:style-name="P31"><text:span text:style-name="T5">From ColumnLayout.</text:span></text:p>
          <text:p text:style-name="P31"><text:span text:style-name="T5">Widget reposition control IO</text:span></text:p>
          <draw:enhanced-geometry svg:viewBox="0 0 21600 21600" draw:mirror-horizontal="false" draw:type="line-callout-1" draw:modifiers="-2833.90186302808 56037.7358490566 -1422.6187352400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6" draw:text-style-name="P4" xml:id="id429" draw:id="id429" draw:layer="layout" svg:width="2cm" svg:height="0.375cm" svg:x="8.4cm" svg:y="6.4cm">
          <text:p text:style-name="P3"><text:span text:style-name="T1">Edges</text:span></text:p>
          <draw:enhanced-geometry svg:viewBox="0 0 21600 21600" draw:type="rectangle" draw:enhanced-path="M 0 0 L 21600 0 21600 21600 0 21600 0 0 Z N"/>
        </draw:custom-shape>
        <draw:custom-shape draw:style-name="gr187" draw:text-style-name="P14" xml:id="id427" draw:id="id427" draw:layer="layout" svg:width="1.6cm" svg:height="0.425cm" svg:x="13.948cm" svg:y="9.2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448" draw:id="id448" draw:layer="layout" svg:width="1.8cm" svg:height="0.4cm" svg:x="15.787cm" svg:y="8.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16" xml:id="id426" draw:id="id426" draw:layer="layout" svg:width="1.4cm" svg:height="0.4cm" svg:x="11.748cm" svg:y="9.2cm">
          <text:p text:style-name="P3"><text:span text:style-name="T1">SB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3.148cm" svg:y1="9.4cm" svg:x2="13.948cm" svg:y2="9.412cm" draw:start-shape="id426" draw:start-glue-point="1" draw:end-shape="id427" draw:end-glue-point="3" svg:d="M13148 9400h400v12h400" svg:viewBox="0 0 801 13">
          <text:p/>
        </draw:connector>
        <draw:connector draw:style-name="gr9" draw:text-style-name="P5" draw:layer="layout" draw:line-skew="0.419cm" svg:x1="10.401cm" svg:y1="5.8cm" svg:x2="13.948cm" svg:y2="8.2cm" draw:start-shape="id411" draw:start-glue-point="1" draw:end-shape="id428" draw:end-glue-point="3" svg:d="M10401 5800h2193v2400h1354" svg:viewBox="0 0 3548 2401">
          <text:p/>
        </draw:connector>
        <draw:custom-shape draw:style-name="gr182" draw:text-style-name="P2" draw:layer="layout" svg:width="3.639cm" svg:height="2.225cm" svg:x="14.023cm" svg:y="10.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" draw:layer="layout" svg:width="3.4cm" svg:height="0.447cm" svg:x="14.023cm" svg:y="10.84cm">
          <text:p text:style-name="P3"><text:span text:style-name="T1">Edge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44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432" draw:id="id432" draw:layer="layout" svg:width="1.6cm" svg:height="0.4cm" svg:x="14.023cm" svg:y="11.8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2.24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436" draw:id="id436" draw:layer="layout" svg:width="1.8cm" svg:height="0.4cm" svg:x="15.862cm" svg:y="11.44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87" draw:text-style-name="P14" xml:id="id434" draw:id="id434" draw:layer="layout" svg:width="1.6cm" svg:height="0.425cm" svg:x="14.023cm" svg:y="12.64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draw:layer="layout" svg:width="1.8cm" svg:height="0.4cm" svg:x="15.862cm" svg:y="11.8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431" draw:id="id431" draw:layer="layout" svg:width="0.801cm" svg:height="1.281cm" draw:transform="rotate (1.5707963267949) translate (11.795cm 12.43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795cm" svg:y="11.629cm">
          <text:p text:style-name="P3"><text:span text:style-name="T1">: Siz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0" draw:id="id430" draw:layer="layout" svg:width="0.8cm" svg:height="0.4cm" svg:x="11.795cm" svg:y="12.03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62cm" svg:x1="10.4cm" svg:y1="6.587cm" svg:x2="11.795cm" svg:y2="12.23cm" draw:start-shape="id429" draw:start-glue-point="1" draw:end-shape="id430" draw:end-glue-point="3" svg:d="M10400 6587h760v5643h635" svg:viewBox="0 0 1396 5644">
          <text:p/>
        </draw:connector>
        <draw:connector draw:style-name="gr9" draw:text-style-name="P5" draw:layer="layout" svg:x1="13.076cm" svg:y1="12.031cm" svg:x2="14.023cm" svg:y2="12.04cm" draw:start-shape="id431" draw:start-glue-point="6" draw:end-shape="id432" draw:end-glue-point="3" svg:d="M13076 12031h474v9h473" svg:viewBox="0 0 948 10">
          <text:p/>
        </draw:connector>
        <draw:custom-shape draw:style-name="gr119" draw:text-style-name="P16" xml:id="id433" draw:id="id433" draw:layer="layout" svg:width="1.4cm" svg:height="0.4cm" svg:x="11.795cm" svg:y="12.665cm">
          <text:p text:style-name="P3"><text:span text:style-name="T1">SB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3.195cm" svg:y1="12.865cm" svg:x2="14.023cm" svg:y2="12.852cm" draw:start-shape="id433" draw:start-glue-point="1" draw:end-shape="id434" draw:end-glue-point="3" svg:d="M13195 12865h414v-13h414" svg:viewBox="0 0 829 14">
          <text:p/>
        </draw:connector>
        <draw:custom-shape draw:style-name="gr41" draw:text-style-name="P1" draw:layer="layout" svg:width="1.2cm" svg:height="2.8cm" draw:transform="rotate (1.5707963267949) translate (14.017cm 14.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14.017cm" svg:y="13.7cm">
          <text:p text:style-name="P3"><text:span text:style-name="T1">EdgeData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5" draw:id="id435" draw:layer="layout" svg:width="0.8cm" svg:height="0.4cm" svg:x="14.017cm" svg:y="14.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437" draw:id="id437" draw:layer="layout" svg:width="1cm" svg:height="0.4cm" svg:x="14.017cm" svg:y="14.5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.049cm" svg:x1="10.4cm" svg:y1="6.587cm" svg:x2="14.017cm" svg:y2="14.3cm" draw:start-shape="id429" draw:start-glue-point="1" draw:end-shape="id435" draw:end-glue-point="3" svg:d="M10400 6587h760v7713h2857" svg:viewBox="0 0 3618 7714">
          <text:p/>
        </draw:connector>
        <draw:connector draw:style-name="gr9" draw:text-style-name="P5" draw:layer="layout" draw:line-skew="0cm 0.212cm" svg:x1="17.662cm" svg:y1="11.64cm" svg:x2="14.017cm" svg:y2="14.7cm" draw:start-shape="id436" draw:start-glue-point="1" draw:end-shape="id437" draw:end-glue-point="3" svg:d="M17662 11640h501v1742h-4647v1318h501" svg:viewBox="0 0 4648 3061">
          <text:p/>
        </draw:connector>
        <draw:custom-shape draw:style-name="gr188" draw:text-style-name="P2" draw:layer="layout" svg:width="3.175cm" svg:height="1.905cm" svg:x="26.717cm" svg:y="12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4" draw:layer="layout" svg:width="2.222cm" svg:height="0.764cm" svg:x="27.035cm" svg:y="12.112cm">
          <text:p text:style-name="P3"><text:span text:style-name="T1">CreateEdge</text:span></text:p>
          <text:p text:style-name="P3"><text:span text:style-name="T1">: ASdcComp</text:span></text:p>
          <draw:enhanced-geometry svg:viewBox="0 0 21600 21600" draw:type="rectangle" draw:enhanced-path="M 0 0 L 21600 0 21600 21600 0 21600 0 0 Z N"/>
        </draw:custom-shape>
        <draw:custom-shape draw:style-name="gr190" draw:text-style-name="P14" xml:id="id449" draw:id="id449" draw:layer="layout" svg:width="1.588cm" svg:height="0.317cm" svg:x="26.717cm" svg:y="13.065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191" draw:text-style-name="P14" xml:id="id445" draw:id="id445" draw:layer="layout" svg:width="1.588cm" svg:height="0.318cm" svg:x="26.717cm" svg:y="13.382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4" xml:id="id447" draw:id="id447" draw:layer="layout" svg:width="1.588cm" svg:height="0.317cm" svg:x="26.717cm" svg:y="13.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0" draw:layer="layout" svg:width="1.27cm" svg:height="0.318cm" svg:x="28.622cm" svg:y="13.382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82" draw:text-style-name="P2" draw:layer="layout" svg:width="3.639cm" svg:height="2.225cm" svg:x="14.023cm" svg:y="10.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" draw:layer="layout" svg:width="3.4cm" svg:height="0.447cm" svg:x="14.023cm" svg:y="10.84cm">
          <text:p text:style-name="P3"><text:span text:style-name="T1">Edge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44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8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2.24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draw:layer="layout" svg:width="1.8cm" svg:height="0.4cm" svg:x="15.862cm" svg:y="11.44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87" draw:text-style-name="P14" draw:layer="layout" svg:width="1.6cm" svg:height="0.425cm" svg:x="14.023cm" svg:y="12.64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draw:layer="layout" svg:width="1.8cm" svg:height="0.4cm" svg:x="15.862cm" svg:y="11.8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82" draw:text-style-name="P2" draw:layer="layout" svg:width="3.639cm" svg:height="2.225cm" svg:x="14.023cm" svg:y="10.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" draw:layer="layout" svg:width="3.4cm" svg:height="0.447cm" svg:x="14.023cm" svg:y="10.84cm">
          <text:p text:style-name="P3"><text:span text:style-name="T1">Edge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44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8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2.24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440" draw:id="id440" draw:layer="layout" svg:width="1.8cm" svg:height="0.4cm" svg:x="15.862cm" svg:y="11.44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87" draw:text-style-name="P14" draw:layer="layout" svg:width="1.6cm" svg:height="0.425cm" svg:x="14.023cm" svg:y="12.64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draw:layer="layout" svg:width="1.8cm" svg:height="0.4cm" svg:x="15.862cm" svg:y="11.8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93" draw:text-style-name="P1" xml:id="id444" draw:id="id444" draw:layer="layout" svg:width="1.587cm" svg:height="2.8cm" draw:transform="rotate (1.5707963267949) translate (21.06cm 14.80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94" draw:text-style-name="P14" draw:layer="layout" svg:width="2.401cm" svg:height="0.718cm" svg:x="21.003cm" svg:y="13.217cm">
          <text:p text:style-name="P13"><text:span text:style-name="T1">EdgeCrpName</text:span></text:p>
          <text:p text:style-name="P13"><text:span text:style-name="T1">: Apnd</text:span></text:p>
          <draw:enhanced-geometry svg:viewBox="0 0 21600 21600" draw:type="rectangle" draw:enhanced-path="M 0 0 L 21600 0 21600 21600 0 21600 0 0 Z N"/>
        </draw:custom-shape>
        <draw:custom-shape draw:style-name="gr195" draw:text-style-name="P14" xml:id="id439" draw:id="id439" draw:layer="layout" svg:width="0.895cm" svg:height="0.318cm" svg:x="21.06cm" svg:y="14.169cm">
          <text:p text:style-name="P1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4" xml:id="id443" draw:id="id443" draw:layer="layout" svg:width="0.895cm" svg:height="0.317cm" svg:x="21.06cm" svg:y="14.487cm">
          <text:p text:style-name="P1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19" draw:text-style-name="P16" xml:id="id438" draw:id="id438" draw:layer="layout" svg:width="1.4cm" svg:height="0.4cm" svg:x="19.098cm" svg:y="14.087cm">
          <text:p text:style-name="P3"><text:span text:style-name="T1">SS Edge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0.498cm" svg:y1="14.287cm" svg:x2="21.06cm" svg:y2="14.328cm" draw:start-shape="id438" draw:start-glue-point="1" draw:end-shape="id439" draw:end-glue-point="3" svg:d="M20498 14287h289v41h273" svg:viewBox="0 0 563 42">
          <text:p/>
        </draw:connector>
        <draw:custom-shape draw:style-name="gr125" draw:text-style-name="P1" xml:id="id442" draw:id="id442" draw:layer="layout" svg:width="0.801cm" svg:height="1.281cm" draw:transform="rotate (1.5707963267949) translate (19.087cm 15.6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087cm" svg:y="14.804cm">
          <text:p text:style-name="P3"><text:span text:style-name="T1">: ToSt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1" draw:id="id441" draw:layer="layout" svg:width="0.8cm" svg:height="0.4cm" svg:x="19.087cm" svg:y="15.20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662cm" svg:y1="11.64cm" svg:x2="19.087cm" svg:y2="15.405cm" draw:start-shape="id440" draw:start-glue-point="1" draw:end-shape="id441" draw:end-glue-point="3" svg:d="M17662 11640h713v3765h712" svg:viewBox="0 0 1426 3766">
          <text:p/>
        </draw:connector>
        <draw:connector draw:style-name="gr9" draw:text-style-name="P5" draw:layer="layout" svg:x1="20.368cm" svg:y1="15.206cm" svg:x2="21.06cm" svg:y2="14.645cm" draw:start-shape="id442" draw:start-glue-point="6" draw:end-shape="id443" draw:end-glue-point="3" svg:d="M20368 15206h346v-561h346" svg:viewBox="0 0 693 562">
          <text:p/>
        </draw:connector>
        <draw:connector draw:style-name="gr9" draw:text-style-name="P5" draw:layer="layout" svg:x1="23.86cm" svg:y1="14.011cm" svg:x2="26.717cm" svg:y2="13.541cm" draw:start-shape="id444" draw:start-glue-point="6" draw:end-shape="id445" draw:end-glue-point="3" svg:d="M23860 14011h1429v-470h1428" svg:viewBox="0 0 2858 471">
          <text:p/>
        </draw:connector>
        <draw:custom-shape draw:style-name="gr197" draw:text-style-name="P16" xml:id="id446" draw:id="id446" draw:layer="layout" svg:width="1.717cm" svg:height="0.4cm" svg:x="24.177cm" svg:y="14.57cm">
          <text:p text:style-name="P3"><text:span text:style-name="T1">SS EdgeC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2.407cm 1.137cm 0.184cm" svg:x1="25.894cm" svg:y1="14.77cm" svg:x2="26.717cm" svg:y2="13.858cm" draw:start-shape="id446" draw:start-glue-point="1" draw:end-shape="id447" draw:end-glue-point="3" svg:d="M25894 14770h505v-435h1v-477h317" svg:viewBox="0 0 824 913">
          <text:p/>
        </draw:connector>
        <draw:connector draw:style-name="gr9" draw:text-style-name="P5" draw:layer="layout" draw:line-skew="2.025cm" svg:x1="17.587cm" svg:y1="8.6cm" svg:x2="26.717cm" svg:y2="13.223cm" draw:start-shape="id448" draw:start-glue-point="1" draw:end-shape="id449" draw:end-glue-point="3" svg:d="M17587 8600h6590v4623h2540" svg:viewBox="0 0 9131 4624">
          <text:p/>
        </draw:connector>
        <draw:custom-shape draw:style-name="gr180" draw:text-style-name="P2" draw:layer="layout" svg:width="2.198cm" svg:height="2.199cm" svg:x="27.352cm" svg:y="16.5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7.352cm" svg:y="16.557cm">
          <text:p text:style-name="P3"><text:span text:style-name="T1">IoReposW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7.352cm" svg:y="17.157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7.352cm" svg:y="17.557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7.352cm" svg:y="17.957cm">
          <text:p text:style-name="P13"><text:span text:style-name="T1">ColPos</text:span></text:p>
          <draw:enhanced-geometry svg:viewBox="0 0 21600 21600" draw:type="rectangle" draw:enhanced-path="M 0 0 L 21600 0 21600 21600 0 21600 0 0 Z N"/>
        </draw:custom-shape>
        <draw:custom-shape draw:style-name="gr181" draw:text-style-name="P29" draw:layer="layout" svg:width="1.599cm" svg:height="0.4cm" svg:x="27.353cm" svg:y="18.356cm">
          <text:p text:style-name="P13"><text:span text:style-name="T1">&lt; Done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79" draw:text-style-name="P12" draw:layer="layout" svg:width="4.598cm" svg:height="0.444cm" svg:x="1.002cm" svg:y="1.029cm">
          <text:p text:style-name="P11"><text:span text:style-name="T3">Vert DRP Edge CRP, ver 1 <text:s/></text:span></text:p>
          <draw:enhanced-geometry svg:viewBox="0 0 21600 21600" draw:type="rectangle" draw:enhanced-path="M 0 0 L 21600 0 21600 21600 0 21600 0 0 Z N"/>
        </draw:custom-shape>
        <draw:custom-shape draw:style-name="gr198" draw:text-style-name="P2" draw:layer="layout" svg:width="3.175cm" svg:height="3.493cm" svg:x="2.587cm" svg:y="3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4" draw:layer="layout" svg:width="2.222cm" svg:height="0.635cm" svg:x="2.905cm" svg:y="4.175cm">
          <text:p text:style-name="P3"><text:span text:style-name="T1">VertCrpEdgeCpm</text:span></text:p>
          <text:p text:style-name="P3"><text:span text:style-name="T1">: Socket</text:span></text:p>
          <draw:enhanced-geometry svg:viewBox="0 0 21600 21600" draw:type="rectangle" draw:enhanced-path="M 0 0 L 21600 0 21600 21600 0 21600 0 0 Z N"/>
        </draw:custom-shape>
        <draw:custom-shape draw:style-name="gr200" draw:text-style-name="P30" draw:layer="layout" svg:width="2.857cm" svg:height="0.318cm" svg:x="2.905cm" svg:y="5.127cm">
          <text:p text:style-name="P17"><text:span text:style-name="T1">ColumnPos &gt;</text:span></text:p>
          <draw:enhanced-geometry svg:viewBox="0 0 21600 21600" draw:type="rectangle" draw:enhanced-path="M 0 0 L 21600 0 21600 21600 0 21600 0 0 Z N"/>
        </draw:custom-shape>
        <draw:custom-shape draw:style-name="gr200" draw:text-style-name="P30" draw:layer="layout" svg:width="2.857cm" svg:height="0.318cm" svg:x="2.905cm" svg:y="5.445cm">
          <text:p text:style-name="P17"><text:span text:style-name="T1">PairColumnPos &lt;</text:span></text:p>
          <draw:enhanced-geometry svg:viewBox="0 0 21600 21600" draw:type="rectangle" draw:enhanced-path="M 0 0 L 21600 0 21600 21600 0 21600 0 0 Z N"/>
        </draw:custom-shape>
        <draw:custom-shape draw:style-name="gr200" draw:text-style-name="P30" draw:layer="layout" svg:width="2.857cm" svg:height="0.318cm" svg:x="2.905cm" svg:y="5.762cm">
          <text:p text:style-name="P17"><text:span text:style-name="T1">Pos &gt;</text:span></text:p>
          <draw:enhanced-geometry svg:viewBox="0 0 21600 21600" draw:type="rectangle" draw:enhanced-path="M 0 0 L 21600 0 21600 21600 0 21600 0 0 Z N"/>
        </draw:custom-shape>
        <draw:custom-shape draw:style-name="gr200" draw:text-style-name="P30" draw:layer="layout" svg:width="2.857cm" svg:height="0.318cm" svg:x="2.905cm" svg:y="6.08cm">
          <text:p text:style-name="P17"><text:span text:style-name="T1">PairPos &lt;</text:span></text:p>
          <draw:enhanced-geometry svg:viewBox="0 0 21600 21600" draw:type="rectangle" draw:enhanced-path="M 0 0 L 21600 0 21600 21600 0 21600 0 0 Z N"/>
        </draw:custom-shape>
        <draw:custom-shape draw:style-name="gr200" draw:text-style-name="P30" draw:layer="layout" svg:width="2.857cm" svg:height="0.318cm" svg:x="2.905cm" svg:y="6.397cm">
          <text:p text:style-name="P17"><text:span text:style-name="T1">LeftCpAlloc &gt;</text:span></text:p>
          <draw:enhanced-geometry svg:viewBox="0 0 21600 21600" draw:type="rectangle" draw:enhanced-path="M 0 0 L 21600 0 21600 21600 0 21600 0 0 Z N"/>
        </draw:custom-shape>
        <draw:custom-shape draw:style-name="gr200" draw:text-style-name="P30" draw:layer="layout" svg:width="2.857cm" svg:height="0.318cm" svg:x="2.905cm" svg:y="6.715cm">
          <text:p text:style-name="P17"><text:span text:style-name="T1">RightCpAlloc &gt;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201" draw:text-style-name="P34" draw:layer="layout" svg:width="7.198cm" svg:height="0.444cm" svg:x="1.002cm" svg:y="1.029cm">
          <text:p text:style-name="P33"><text:span text:style-name="T6">Vert DRP, ver 1. <text:s/>Design outline <text:s/></text:span></text:p>
          <draw:enhanced-geometry svg:viewBox="0 0 21600 21600" draw:type="rectangle" draw:enhanced-path="M 0 0 L 21600 0 21600 21600 0 21600 0 0 Z N"/>
        </draw:custom-shape>
        <draw:custom-shape draw:style-name="gr202" draw:text-style-name="P2" xml:id="id460" draw:id="id460" draw:layer="layout" svg:width="1.8cm" svg:height="1.2cm" svg:x="14.6cm" svg:y="6.899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4.8cm" svg:y="7.299cm">
          <text:p text:style-name="P3"><text:span text:style-name="T1">CRP</text:span></text:p>
          <text:p text:style-name="P3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203" draw:text-style-name="P2" xml:id="id451" draw:id="id451" draw:layer="layout" svg:width="1.6cm" svg:height="1cm" svg:x="6.6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" draw:layer="layout" svg:width="1.2cm" svg:height="0.6cm" svg:x="6.8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ustom-shape draw:style-name="gr203" draw:text-style-name="P2" xml:id="id450" draw:id="id450" draw:layer="layout" svg:width="1.6cm" svg:height="1cm" svg:x="6.6cm" svg:y="5.899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4" xml:id="id456" draw:id="id456" draw:layer="layout" svg:width="1.6cm" svg:height="0.6cm" svg:x="6.6cm" svg:y="6.0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5.899cm" svg:x2="7.4cm" svg:y2="4.699cm" draw:start-shape="id450" draw:start-glue-point="0" draw:end-shape="id451" draw:end-glue-point="2" svg:d="M7400 5899v-1200" svg:viewBox="0 0 1 1201">
          <text:p/>
        </draw:connector>
        <draw:custom-shape draw:style-name="gr206" draw:text-style-name="P2" xml:id="id454" draw:id="id454" draw:layer="layout" svg:width="1cm" svg:height="0.6cm" svg:x="4.6cm" svg:y="3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" draw:layer="layout" svg:width="0.6cm" svg:height="0.134cm" svg:x="4.8cm" svg:y="4.16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452" draw:id="id452" draw:layer="layout" svg:width="1.2cm" svg:height="0.4cm" svg:x="6.8cm" svg:y="7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" draw:layer="layout" svg:width="0.6cm" svg:height="0.134cm" svg:x="7.2cm" svg:y="7.831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7.4cm" svg:y1="7.765cm" svg:x2="7.4cm" svg:y2="6.899cm" draw:start-shape="id452" draw:start-glue-point="0" draw:end-shape="id450" draw:end-glue-point="2" svg:d="M7400 7765v-866" svg:viewBox="0 0 1 867">
          <text:p/>
        </draw:connector>
        <draw:custom-shape draw:style-name="gr203" draw:text-style-name="P2" xml:id="id453" draw:id="id453" draw:layer="layout" svg:width="1.6cm" svg:height="1cm" svg:x="6.6cm" svg:y="9.099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4" draw:layer="layout" svg:width="1.2cm" svg:height="0.6cm" svg:x="6.8cm" svg:y="9.2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9.099cm" svg:x2="7.4cm" svg:y2="8.165cm" draw:start-shape="id453" draw:start-glue-point="0" draw:end-shape="id452" draw:end-glue-point="2" svg:d="M7400 9099v-934" svg:viewBox="0 0 1 935">
          <text:p/>
        </draw:connector>
        <draw:connector draw:style-name="gr9" draw:text-style-name="P5" draw:layer="layout" svg:x1="5.6cm" svg:y1="4.199cm" svg:x2="6.6cm" svg:y2="4.199cm" draw:start-shape="id454" draw:start-glue-point="1" draw:end-shape="id451" draw:end-glue-point="3" svg:d="M5600 4199h1000" svg:viewBox="0 0 1001 1">
          <text:p/>
        </draw:connector>
        <draw:custom-shape draw:style-name="gr203" draw:text-style-name="P2" xml:id="id455" draw:id="id455" draw:layer="layout" svg:width="1.6cm" svg:height="1cm" svg:x="2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" draw:layer="layout" svg:width="1.2cm" svg:height="0.6cm" svg:x="2.2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.6cm" svg:y1="4.199cm" svg:x2="4.6cm" svg:y2="4.199cm" draw:start-shape="id455" draw:start-glue-point="1" draw:end-shape="id454" draw:end-glue-point="3" svg:d="M3600 4199h1000" svg:viewBox="0 0 1001 1">
          <text:p/>
        </draw:connector>
        <draw:custom-shape draw:style-name="gr208" draw:text-style-name="P35" xml:id="id457" draw:id="id457" draw:layer="layout" svg:width="1.6cm" svg:height="1cm" svg:x="9.2cm" svg:y="5.899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4" draw:layer="layout" svg:width="1.2cm" svg:height="0.6cm" svg:x="9.4cm" svg:y="6.0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6.399cm" svg:x2="9.2cm" svg:y2="6.399cm" draw:start-shape="id456" draw:start-glue-point="1" draw:end-shape="id457" draw:end-glue-point="3" svg:d="M8200 6399h1000" svg:viewBox="0 0 1001 1">
          <text:p/>
        </draw:connector>
        <draw:custom-shape draw:style-name="gr209" draw:text-style-name="P36" xml:id="id459" draw:id="id459" draw:layer="layout" svg:width="1.6cm" svg:height="1cm" svg:x="11.4cm" svg:y="7.4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4" draw:layer="layout" svg:width="1.2cm" svg:height="0.6cm" svg:x="11.6cm" svg:y="7.6cm">
          <text:p text:style-name="P3"><text:span text:style-name="T1">Edge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ustom-shape draw:style-name="gr208" draw:text-style-name="P35" xml:id="id458" draw:id="id458" draw:layer="layout" svg:width="1.6cm" svg:height="1cm" svg:x="9.2cm" svg:y="9.099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4" draw:layer="layout" svg:width="1.2cm" svg:height="0.6cm" svg:x="9.4cm" svg:y="9.2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9.599cm" svg:x2="9.2cm" svg:y2="9.599cm" draw:start-shape="id453" draw:start-glue-point="1" draw:end-shape="id458" draw:end-glue-point="3" svg:d="M8200 9599h1000" svg:viewBox="0 0 1001 1">
          <text:p/>
        </draw:connector>
        <draw:connector draw:style-name="gr9" draw:text-style-name="P5" draw:layer="layout" svg:x1="10.8cm" svg:y1="6.399cm" svg:x2="12.2cm" svg:y2="7.4cm" draw:start-shape="id457" draw:start-glue-point="1" draw:end-shape="id459" draw:end-glue-point="0" svg:d="M10800 6399h1400v1001" svg:viewBox="0 0 1401 1002">
          <text:p/>
        </draw:connector>
        <draw:connector draw:style-name="gr9" draw:text-style-name="P5" draw:layer="layout" svg:x1="8.2cm" svg:y1="9.599cm" svg:x2="9.2cm" svg:y2="9.599cm" draw:end-shape="id458" draw:end-glue-point="3" svg:d="M8200 9599h1000" svg:viewBox="0 0 1001 1">
          <text:p/>
        </draw:connector>
        <draw:connector draw:style-name="gr9" draw:text-style-name="P5" draw:layer="layout" svg:x1="10.8cm" svg:y1="9.599cm" svg:x2="12.2cm" svg:y2="8.4cm" draw:start-shape="id458" draw:start-glue-point="1" draw:end-shape="id459" draw:end-glue-point="2" svg:d="M10800 9599h1400v-1199" svg:viewBox="0 0 1401 1200">
          <text:p/>
        </draw:connector>
        <draw:connector draw:style-name="gr210" draw:text-style-name="P5" draw:layer="layout" draw:line-skew="0cm 1.3cm" svg:x1="10cm" svg:y1="5.899cm" svg:x2="14.6cm" svg:y2="7.499cm" draw:start-shape="id457" draw:start-glue-point="0" draw:end-shape="id460" draw:end-glue-point="3" svg:d="M10000 5899v-501h4000v2101h600" svg:viewBox="0 0 4601 2102">
          <text:p/>
        </draw:connector>
        <draw:connector draw:style-name="gr210" draw:text-style-name="P5" draw:layer="layout" draw:line-skew="0cm 1.3cm" svg:x1="10cm" svg:y1="10.099cm" svg:x2="14.6cm" svg:y2="7.499cm" draw:start-shape="id458" draw:start-glue-point="2" draw:end-shape="id460" draw:end-glue-point="3" svg:d="M10000 10099v501h4000v-3101h600" svg:viewBox="0 0 4601 3102">
          <text:p/>
        </draw:connector>
        <draw:custom-shape draw:style-name="gr211" draw:text-style-name="P38" draw:layer="layout" svg:width="4.349cm" svg:height="1.2cm" svg:x="12.051cm" svg:y="3.499cm">
          <text:p text:style-name="P37"><text:span text:style-name="T4">CRP has its pairs position</text:span></text:p>
          <text:p text:style-name="P37"><text:span text:style-name="T4"><text:s/></text:span><text:span text:style-name="T4">via the chain </text:span></text:p>
          <text:p text:style-name="P37"><text:span text:style-name="T4">EdgeCRP-Pair-slot</text:span></text:p>
          <draw:enhanced-geometry svg:viewBox="0 0 21600 21600" draw:mirror-horizontal="false" draw:type="line-callout-2" draw:modifiers="-6266.48275862069 40628.1432139883 -3639.72413793103 18992.1731890092 -1236.41379310345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2" draw:text-style-name="P2" xml:id="id461" draw:id="id461" draw:layer="layout" svg:width="1.8cm" svg:height="1cm" svg:x="14.6cm" svg:y="8.699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4" draw:layer="layout" svg:width="1cm" svg:height="0.6cm" svg:x="15cm" svg:y="8.899cm"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214" draw:text-style-name="P5" draw:layer="layout" svg:x1="15.5cm" svg:y1="8.099cm" svg:x2="15.5cm" svg:y2="8.699cm" draw:start-shape="id460" draw:start-glue-point="2" draw:end-shape="id461" draw:end-glue-point="0" svg:d="M15500 8099v600" svg:viewBox="0 0 1 601">
          <text:p/>
        </draw:connector>
        <draw:custom-shape draw:style-name="gr202" draw:text-style-name="P2" xml:id="id462" draw:id="id462" draw:layer="layout" svg:width="1.8cm" svg:height="1.2cm" svg:x="17.4cm" svg:y="8.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7.6cm" svg:y="9cm">
          <text:p text:style-name="P3"><text:span text:style-name="T1">CRPs</text:span></text:p>
          <text:p text:style-name="P3"><text:span text:style-name="T1">creator</text:span></text:p>
          <draw:enhanced-geometry svg:viewBox="0 0 21600 21600" draw:type="rectangle" draw:enhanced-path="M 0 0 L 21600 0 21600 21600 0 21600 0 0 Z N"/>
        </draw:custom-shape>
        <draw:custom-shape draw:style-name="gr215" draw:text-style-name="P38" draw:layer="layout" svg:width="5cm" svg:height="1.499cm" svg:x="18.8cm" svg:y="5cm">
          <text:p text:style-name="P37"><text:span text:style-name="T4">Composer positions Vertex CRP</text:span></text:p>
          <text:p text:style-name="P37"><text:span text:style-name="T4">according to CRP pairs position. </text:span></text:p>
          <text:p text:style-name="P37"><text:span text:style-name="T4">Composer gets VertCRP pairs</text:span></text:p>
          <text:p text:style-name="P37"><text:span text:style-name="T4">position via CRP context</text:span></text:p>
          <draw:enhanced-geometry svg:viewBox="0 0 21600 21600" draw:mirror-horizontal="false" draw:type="line-callout-2" draw:modifiers="-2971.56568686263 22233.6 -2142.29154169166 13219.2 -1075.4649070186 79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6" draw:text-style-name="P38" draw:layer="layout" svg:width="5cm" svg:height="0.8cm" svg:x="18.2cm" svg:y="10.4cm">
          <text:p text:style-name="P37"><text:span text:style-name="T4">Creator creates CRPs</text:span></text:p>
          <text:p text:style-name="P37"><text:span text:style-name="T4">according to the model structure</text:span></text:p>
          <draw:enhanced-geometry svg:viewBox="0 0 21600 21600" draw:mirror-horizontal="false" draw:type="line-callout-2" draw:modifiers="-2561.24775044991 -13213.4831460674 -1628.31433713257 3640.44943820225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14" draw:text-style-name="P5" draw:layer="layout" svg:x1="17.4cm" svg:y1="9.2cm" svg:x2="16.4cm" svg:y2="9.199cm" draw:start-shape="id462" draw:start-glue-point="3" draw:end-shape="id461" draw:end-glue-point="1" svg:d="M17400 9200h-500v-1h-500" svg:viewBox="0 0 1001 2">
          <text:p/>
        </draw:connector>
        <draw:custom-shape draw:style-name="gr216" draw:text-style-name="P38" draw:layer="layout" svg:width="5cm" svg:height="0.8cm" svg:x="1.8cm" svg:y="2.2cm">
          <text:p text:style-name="P37"><text:span text:style-name="T4">DRP is based on Column view</text:span></text:p>
          <draw:enhanced-geometry svg:viewBox="0 0 21600 21600" draw:mirror-horizontal="true" draw:type="line-callout-2" draw:modifiers="-3036.35272945411 31496.6292134831 -1999.7600479904 21761.797752809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7" draw:text-style-name="P2" xml:id="id463" draw:id="id463" draw:layer="layout" svg:width="1.2cm" svg:height="0.6cm" svg:x="2.2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" draw:layer="layout" svg:width="0.6cm" svg:height="0.134cm" svg:x="2.4cm" svg:y="5.66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.8cm" svg:y1="4.699cm" svg:x2="2.8cm" svg:y2="5.4cm" draw:start-shape="id455" draw:start-glue-point="2" draw:end-shape="id463" draw:end-glue-point="0" svg:d="M2800 4699v701" svg:viewBox="0 0 1 702">
          <text:p/>
        </draw:connector>
        <draw:custom-shape draw:style-name="gr212" draw:text-style-name="P2" xml:id="id464" draw:id="id464" draw:layer="layout" svg:width="1.8cm" svg:height="1cm" svg:x="17.4cm" svg:y="7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4" draw:layer="layout" svg:width="1.4cm" svg:height="0.334cm" svg:x="17.6cm" svg:y="7.333cm">
          <text:p text:style-name="P3"><text:span text:style-name="T1">Composer</text:span></text:p>
          <draw:enhanced-geometry svg:viewBox="0 0 21600 21600" draw:type="rectangle" draw:enhanced-path="M 0 0 L 21600 0 21600 21600 0 21600 0 0 Z N"/>
        </draw:custom-shape>
        <draw:connector draw:style-name="gr214" draw:text-style-name="P5" draw:layer="layout" svg:x1="17.4cm" svg:y1="7.5cm" svg:x2="16.4cm" svg:y2="7.499cm" draw:start-shape="id464" draw:start-glue-point="3" draw:end-shape="id460" draw:end-glue-point="1" svg:d="M17400 7500h-500v-1h-500" svg:viewBox="0 0 1001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4-01-20T21:08:51.027936393</dc:date>
    <meta:editing-duration>P62DT1H51M43S</meta:editing-duration>
    <meta:editing-cycles>97</meta:editing-cycles>
    <meta:document-statistic meta:object-count="1217"/>
  </office:meta>
</office:document-meta>
</file>